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7.274cm"/>
    </style:style>
    <style:style style:name="co5" style:family="table-column">
      <style:table-column-properties fo:break-before="auto" style:column-width="14.018cm"/>
    </style:style>
    <style:style style:name="co6" style:family="table-column">
      <style:table-column-properties fo:break-before="auto" style:column-width="6.664cm"/>
    </style:style>
    <style:style style:name="co7" style:family="table-column">
      <style:table-column-properties fo:break-before="auto" style:column-width="4.722cm"/>
    </style:style>
    <style:style style:name="co8" style:family="table-column">
      <style:table-column-properties fo:break-before="auto" style:column-width="4.888cm"/>
    </style:style>
    <style:style style:name="co9" style:family="table-column">
      <style:table-column-properties fo:break-before="auto" style:column-width="6.55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QTY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MANUFACTURER</text:p>
          </table:table-cell>
          <table:table-cell office:value-type="string">
            <text:p>PARTNO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C1-3,C24-27,C187-188</text:p>
          </table:table-cell>
          <table:table-cell office:value-type="string">
            <text:p>CAP_10N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KEMET</text:p>
          </table:table-cell>
          <table:table-cell office:value-type="string">
            <text:p>KEM: C0402C103K3RAC</text:p>
          </table:table-cell>
          <table:table-cell office:value-type="string">
            <text:p>.01UF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C4-9,C30-32,C189-192</text:p>
          </table:table-cell>
          <table:table-cell office:value-type="string">
            <text:p>CAP_22UF_1210_16V_10%_X5R</text:p>
          </table:table-cell>
          <table:table-cell/>
          <table:table-cell office:value-type="string">
            <text:p>CAPC3225X279N</text:p>
          </table:table-cell>
          <table:table-cell office:value-type="string">
            <text:p>AVX</text:p>
          </table:table-cell>
          <table:table-cell office:value-type="string">
            <text:p>AVX: 1210YD226KAT2A</text:p>
          </table:table-cell>
          <table:table-cell office:value-type="string">
            <text:p>22UF</text:p>
          </table:table-cell>
        </table:table-row>
        <table:table-row table:style-name="ro2">
          <table:table-cell office:value-type="string">
            <text:p>3</text:p>
          </table:table-cell>
          <table:table-cell office:value-type="string">
            <text:p>160</text:p>
          </table:table-cell>
          <table:table-cell office:value-type="string">
            <text:p>C10-23,C34-146,C195-197,C308,C341-346,C378-381,C387-405</text:p>
          </table:table-cell>
          <table:table-cell office:value-type="string">
            <text:p>CAP_100NF_0402_16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VENKEL</text:p>
          </table:table-cell>
          <table:table-cell office:value-type="string">
            <text:p>VEN: C0402X7R160-104KN</text:p>
          </table:table-cell>
          <table:table-cell office:value-type="string">
            <text:p>0.1UF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C28-29</text:p>
          </table:table-cell>
          <table:table-cell office:value-type="string">
            <text:p>CAP_100P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101KAT2A</text:p>
          </table:table-cell>
          <table:table-cell office:value-type="string">
            <text:p>100PF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C33,C193-194</text:p>
          </table:table-cell>
          <table:table-cell office:value-type="string">
            <text:p>CAPT_220UF_D7343_10V_10%_L0050</text:p>
          </table:table-cell>
          <table:table-cell/>
          <table:table-cell office:value-type="string">
            <text:p>CAPMP7343X310N</text:p>
          </table:table-cell>
          <table:table-cell office:value-type="string">
            <text:p>AVX</text:p>
          </table:table-cell>
          <table:table-cell office:value-type="string">
            <text:p>AVX: TPSD227K010R0050</text:p>
          </table:table-cell>
          <table:table-cell office:value-type="string">
            <text:p>220UF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C147-158,C198-205</text:p>
          </table:table-cell>
          <table:table-cell office:value-type="string">
            <text:p>CAPT_100UF_3528_6R3V_10%_LXXXX</text:p>
          </table:table-cell>
          <table:table-cell/>
          <table:table-cell office:value-type="string">
            <text:p>CAPMP3528X210N</text:p>
          </table:table-cell>
          <table:table-cell office:value-type="string">
            <text:p>AVX</text:p>
          </table:table-cell>
          <table:table-cell office:value-type="string">
            <text:p>AVX: TPSB107K006R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C159-164,C207-208</text:p>
          </table:table-cell>
          <table:table-cell office:value-type="string">
            <text:p>CAPT_330UF_D7343_4V_10%_L0035</text:p>
          </table:table-cell>
          <table:table-cell/>
          <table:table-cell office:value-type="string">
            <text:p>CAPMP7343X310N</text:p>
          </table:table-cell>
          <table:table-cell office:value-type="string">
            <text:p>AVX</text:p>
          </table:table-cell>
          <table:table-cell office:value-type="string">
            <text:p>AVX: TPSD337K004R0035</text:p>
          </table:table-cell>
          <table:table-cell office:value-type="string">
            <text:p>330UF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C165-169</text:p>
          </table:table-cell>
          <table:table-cell office:value-type="string">
            <text:p>CAP_10UF_0805_6R3V_10%_X5R</text:p>
          </table:table-cell>
          <table:table-cell/>
          <table:table-cell office:value-type="string">
            <text:p>CAPC2012X140N</text:p>
          </table:table-cell>
          <table:table-cell office:value-type="string">
            <text:p>AVX</text:p>
          </table:table-cell>
          <table:table-cell office:value-type="string">
            <text:p>AVX: 08056D106KAT2A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C170-173</text:p>
          </table:table-cell>
          <table:table-cell office:value-type="string">
            <text:p>CAP_470P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471KAT2A</text:p>
          </table:table-cell>
          <table:table-cell office:value-type="string">
            <text:p>470PF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C174-178</text:p>
          </table:table-cell>
          <table:table-cell office:value-type="string">
            <text:p>CAP_220PF_0402_25V_10%_X7R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C221KAT2A</text:p>
          </table:table-cell>
          <table:table-cell office:value-type="string">
            <text:p>220PF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C179-180,C209-210,C351</text:p>
          </table:table-cell>
          <table:table-cell office:value-type="string">
            <text:p>CAP_2R2UF_0805_25V_10%_X7R</text:p>
          </table:table-cell>
          <table:table-cell/>
          <table:table-cell office:value-type="string">
            <text:p>CAPC2012X140N</text:p>
          </table:table-cell>
          <table:table-cell office:value-type="string">
            <text:p>AVX</text:p>
          </table:table-cell>
          <table:table-cell office:value-type="string">
            <text:p>AVX: 08053C225KAT2A</text:p>
          </table:table-cell>
          <table:table-cell office:value-type="string">
            <text:p>2.2UF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C181-182</text:p>
          </table:table-cell>
          <table:table-cell office:value-type="string">
            <text:p>CAP_1UF_0805_16V_10%_X7R</text:p>
          </table:table-cell>
          <table:table-cell/>
          <table:table-cell office:value-type="string">
            <text:p>CAPC2012X140N</text:p>
          </table:table-cell>
          <table:table-cell office:value-type="string">
            <text:p>KEMET</text:p>
          </table:table-cell>
          <table:table-cell office:value-type="string">
            <text:p>KEM: C0805C105K4RAC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C183-186</text:p>
          </table:table-cell>
          <table:table-cell office:value-type="string">
            <text:p>CAP_4R7UF_0805_10V_10%_X5R</text:p>
          </table:table-cell>
          <table:table-cell/>
          <table:table-cell office:value-type="string">
            <text:p>CAPC2012X140N</text:p>
          </table:table-cell>
          <table:table-cell office:value-type="string">
            <text:p>AVX</text:p>
          </table:table-cell>
          <table:table-cell office:value-type="string">
            <text:p>AVX: 0805ZD475KAT2A</text:p>
          </table:table-cell>
          <table:table-cell office:value-type="string">
            <text:p>4.7UF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C206</text:p>
          </table:table-cell>
          <table:table-cell office:value-type="string">
            <text:p>CAPT_10UF_C6032_25V_20%_L0500</text:p>
          </table:table-cell>
          <table:table-cell/>
          <table:table-cell office:value-type="string">
            <text:p>CAPMP6032X280N</text:p>
          </table:table-cell>
          <table:table-cell office:value-type="string">
            <text:p>AVX</text:p>
          </table:table-cell>
          <table:table-cell office:value-type="string">
            <text:p>AVX: TPSC106M025R0500</text:p>
          </table:table-cell>
          <table:table-cell office:value-type="string">
            <text:p>10UF</text:p>
          </table:table-cell>
        </table:table-row>
        <table:table-row table:style-name="ro3">
          <table:table-cell office:value-type="string">
            <text:p>15</text:p>
          </table:table-cell>
          <table:table-cell office:value-type="string">
            <text:p>128</text:p>
          </table:table-cell>
          <table:table-cell office:value-type="string">
            <text:p>C211-212,C220-222,C231-242,C253-265,C276,C486-489,C502-505,C518-526,C528-545,C568,C570-573,C581-583,C591-638,C648-653</text:p>
          </table:table-cell>
          <table:table-cell office:value-type="string">
            <text:p>CHIPCAP0402X0_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C213,C309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2U2</text:p>
          </table:table-cell>
        </table:table-row>
        <table:table-row table:style-name="ro4"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C214-217,C310-316,C318,C320,C322,C324,C326,C328-329,C333-334,C336-337,C356-357,C366-375,C455,C457-458,C461-463,C465,C467-468,C471-476,C480-482,C527,C552-559,C574-577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4">
          <table:table-cell office:value-type="string">
            <text:p>18</text:p>
          </table:table-cell>
          <table:table-cell office:value-type="string">
            <text:p>55</text:p>
          </table:table-cell>
          <table:table-cell office:value-type="string">
            <text:p>C218,C297-307,C317,C319,C321,C323,C325,C327,C330-332,C335,C353-355,C358-365,C376-377,C456,C459-460,C464,C466,C469-470,C477-479,C492,C494,C497-498,C506,C508,C511-512,C560,C578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A104KAO1B</text:p>
          </table:table-cell>
          <table:table-cell office:value-type="string">
            <text:p>100NF</text:p>
          </table:table-cell>
        </table:table-row>
        <table:table-row table:style-name="ro2">
          <table:table-cell office:value-type="string">
            <text:p>19</text:p>
          </table:table-cell>
          <table:table-cell office:value-type="string">
            <text:p>26</text:p>
          </table:table-cell>
          <table:table-cell office:value-type="string">
            <text:p>C219,C223-224,C490-491,C500-501,C514-517,C546-551,C569,C579-580,C584,C589-590,C654-656</text:p>
          </table:table-cell>
          <table:table-cell office:value-type="string">
            <text:p>TANT_CAP_B</text:p>
          </table:table-cell>
          <table:table-cell/>
          <table:table-cell office:value-type="string">
            <text:p>CAPMP3528X210N</text:p>
          </table:table-cell>
          <table:table-cell office:value-type="string">
            <text:p>KEMET</text:p>
          </table:table-cell>
          <table:table-cell office:value-type="string">
            <text:p>T520B476M006ATE070</text:p>
          </table:table-cell>
          <table:table-cell office:value-type="string">
            <text:p>47UF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C225,C383,C564,C585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21BR61E475KA12K</text:p>
          </table:table-cell>
          <table:table-cell office:value-type="string">
            <text:p>4U7F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12</text:p>
          </table:table-cell>
          <table:table-cell office:value-type="string">
            <text:p>C226-228,C384-386,C565-567,C586-588</text:p>
          </table:table-cell>
          <table:table-cell office:value-type="string">
            <text:p>CAP1210_220</text:p>
          </table:table-cell>
          <table:table-cell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C229-230,C406-407</text:p>
          </table:table-cell>
          <table:table-cell office:value-type="string">
            <text:p>CHIPCAP1210X2_7</text:p>
          </table:table-cell>
          <table:table-cell/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10</text:p>
          </table:table-cell>
          <table:table-cell office:value-type="string">
            <text:p>C243-252</text:p>
          </table:table-cell>
          <table:table-cell office:value-type="string">
            <text:p>CHIPCAP0402X0_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C266,C268-274</text:p>
          </table:table-cell>
          <table:table-cell office:value-type="string">
            <text:p>CHIPCAP0402X0_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string">
            <text:p>2</text:p>
          </table:table-cell>
          <table:table-cell office:value-type="string">
            <text:p>C267,C275</text:p>
          </table:table-cell>
          <table:table-cell office:value-type="string">
            <text:p>CHIPCAP0402X0_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26</text:p>
          </table:table-cell>
          <table:table-cell office:value-type="string">
            <text:p>2</text:p>
          </table:table-cell>
          <table:table-cell office:value-type="string">
            <text:p>C277-278</text:p>
          </table:table-cell>
          <table:table-cell office:value-type="string">
            <text:p>CHIPCAP0805X1_3</text:p>
          </table:table-cell>
          <table:table-cell/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3</text:p>
          </table:table-cell>
          <table:table-cell office:value-type="string">
            <text:p>C279-281</text:p>
          </table:table-cell>
          <table:table-cell office:value-type="string">
            <text:p>CHIPCAP0603X0_90</text:p>
          </table:table-cell>
          <table:table-cell/>
          <table:table-cell office:value-type="string">
            <text:p>CAPC1608X90N</text:p>
          </table:table-cell>
          <table:table-cell office:value-type="string">
            <text:p>MURATA</text:p>
          </table:table-cell>
          <table:table-cell office:value-type="string">
            <text:p>GRM188R61E105KA12J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C282-287</text:p>
          </table:table-cell>
          <table:table-cell office:value-type="string">
            <text:p>CHIPCAP1210X2_20</text:p>
          </table:table-cell>
          <table:table-cell/>
          <table:table-cell office:value-type="string">
            <text:p>CAPC3225X220N</text:p>
          </table:table-cell>
          <table:table-cell office:value-type="string">
            <text:p>MURATA</text:p>
          </table:table-cell>
          <table:table-cell office:value-type="string">
            <text:p>GRM32DR61C106KA01K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3</text:p>
          </table:table-cell>
          <table:table-cell office:value-type="string">
            <text:p>C288-290</text:p>
          </table:table-cell>
          <table:table-cell office:value-type="string">
            <text:p>CAP0805_135</text:p>
          </table:table-cell>
          <table:table-cell/>
          <table:table-cell office:value-type="string">
            <text:p>CAPC2012X130N</text:p>
          </table:table-cell>
          <table:table-cell office:value-type="string">
            <text:p>KEMET</text:p>
          </table:table-cell>
          <table:table-cell office:value-type="string">
            <text:p>C0805C153J5RAC</text:p>
          </table:table-cell>
          <table:table-cell office:value-type="string">
            <text:p>15NF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3</text:p>
          </table:table-cell>
          <table:table-cell office:value-type="string">
            <text:p>C291-293</text:p>
          </table:table-cell>
          <table:table-cell office:value-type="string">
            <text:p>CAPMP7343X4_30</text:p>
          </table:table-cell>
          <table:table-cell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337M010ATE006</text:p>
          </table:table-cell>
          <table:table-cell office:value-type="string">
            <text:p>330UF</text:p>
          </table:table-cell>
        </table:table-row>
        <table:table-row table:style-name="ro1">
          <table:table-cell office:value-type="string">
            <text:p>31</text:p>
          </table:table-cell>
          <table:table-cell office:value-type="string">
            <text:p>3</text:p>
          </table:table-cell>
          <table:table-cell office:value-type="string">
            <text:p>C294-296</text:p>
          </table:table-cell>
          <table:table-cell office:value-type="string">
            <text:p>CAPMP7343X4_30</text:p>
          </table:table-cell>
          <table:table-cell/>
          <table:table-cell office:value-type="string">
            <text:p>CAPMP7343X430N</text:p>
          </table:table-cell>
          <table:table-cell office:value-type="string">
            <text:p>KEMET</text:p>
          </table:table-cell>
          <table:table-cell office:value-type="string">
            <text:p>T530X108M2R5ASE005</text:p>
          </table:table-cell>
          <table:table-cell office:value-type="string">
            <text:p>1000UF</text:p>
          </table:table-cell>
        </table:table-row>
        <table:table-row table:style-name="ro1">
          <table:table-cell office:value-type="string">
            <text:p>32</text:p>
          </table:table-cell>
          <table:table-cell office:value-type="string">
            <text:p>6</text:p>
          </table:table-cell>
          <table:table-cell office:value-type="string">
            <text:p>C338-340,C483-485</text:p>
          </table:table-cell>
          <table:table-cell office:value-type="string">
            <text:p>GRM32ER61C226KE20</text:p>
          </table:table-cell>
          <table:table-cell/>
          <table:table-cell office:value-type="string">
            <text:p>CAPC3225X270N</text:p>
          </table:table-cell>
          <table:table-cell office:value-type="string">
            <text:p>MURATA</text:p>
          </table:table-cell>
          <table:table-cell office:value-type="string">
            <text:p>GRM32ER61C226KE20</text:p>
          </table:table-cell>
          <table:table-cell office:value-type="string">
            <text:p>22UF</text:p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4</text:p>
          </table:table-cell>
          <table:table-cell office:value-type="string">
            <text:p>C347-350</text:p>
          </table:table-cell>
          <table:table-cell office:value-type="string">
            <text:p>CAP_18PF_0402_25V_10%_COG</text:p>
          </table:table-cell>
          <table:table-cell/>
          <table:table-cell office:value-type="string">
            <text:p>CAPC1005X55N</text:p>
          </table:table-cell>
          <table:table-cell office:value-type="string">
            <text:p>AVX</text:p>
          </table:table-cell>
          <table:table-cell office:value-type="string">
            <text:p>AVX: 04023A180KAT2A</text:p>
          </table:table-cell>
          <table:table-cell office:value-type="string">
            <text:p>18PF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1</text:p>
          </table:table-cell>
          <table:table-cell office:value-type="string">
            <text:p>C352</text:p>
          </table:table-cell>
          <table:table-cell office:value-type="string">
            <text:p>CAP_10NF_0402_25V_10%_X7R</text:p>
          </table:table-cell>
          <table:table-cell/>
          <table:table-cell office:value-type="string">
            <text:p>CAPC1005X55N</text:p>
          </table:table-cell>
          <table:table-cell/>
          <table:table-cell office:value-type="string">
            <text:p>KEM: C0402C103K3RAC</text:p>
          </table:table-cell>
          <table:table-cell office:value-type="string">
            <text:p>.01UF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string">
            <text:p>4</text:p>
          </table:table-cell>
          <table:table-cell office:value-type="string">
            <text:p>C382,C561-563</text:p>
          </table:table-cell>
          <table:table-cell office:value-type="string">
            <text:p>CHIPCAP0402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5C1H5R0CZ01B</text:p>
          </table:table-cell>
          <table:table-cell office:value-type="string">
            <text:p>5PF</text:p>
          </table:table-cell>
        </table:table-row>
        <table:table-row table:style-name="ro1">
          <table:table-cell office:value-type="string">
            <text:p>36</text:p>
          </table:table-cell>
          <table:table-cell office:value-type="string">
            <text:p>2</text:p>
          </table:table-cell>
          <table:table-cell office:value-type="string">
            <text:p>C408-409</text:p>
          </table:table-cell>
          <table:table-cell office:value-type="string">
            <text:p>CHIPCAP1210X1_3</text:p>
          </table:table-cell>
          <table:table-cell/>
          <table:table-cell office:value-type="string">
            <text:p>CAPC2012X130N</text:p>
          </table:table-cell>
          <table:table-cell office:value-type="string">
            <text:p>MURATA</text:p>
          </table:table-cell>
          <table:table-cell office:value-type="string">
            <text:p>GRM21BR61C475KA88</text:p>
          </table:table-cell>
          <table:table-cell office:value-type="string">
            <text:p>4.7UF</text:p>
          </table:table-cell>
        </table:table-row>
        <table:table-row table:style-name="ro1">
          <table:table-cell office:value-type="string">
            <text:p>37</text:p>
          </table:table-cell>
          <table:table-cell office:value-type="string">
            <text:p>25</text:p>
          </table:table-cell>
          <table:table-cell office:value-type="string">
            <text:p>C410-421,C432-443,C454</text:p>
          </table:table-cell>
          <table:table-cell office:value-type="string">
            <text:p>CHIPCAP0402X0_5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PANASONIC</text:p>
          </table:table-cell>
          <table:table-cell office:value-type="string">
            <text:p>ECJ-0EB0J224K</text:p>
          </table:table-cell>
          <table:table-cell office:value-type="string">
            <text:p>220NF</text:p>
          </table:table-cell>
        </table:table-row>
        <table:table-row table:style-name="ro1">
          <table:table-cell office:value-type="string">
            <text:p>38</text:p>
          </table:table-cell>
          <table:table-cell office:value-type="string">
            <text:p>10</text:p>
          </table:table-cell>
          <table:table-cell office:value-type="string">
            <text:p>C422-431</text:p>
          </table:table-cell>
          <table:table-cell office:value-type="string">
            <text:p>CHIPCAP0402X0_55</text:p>
          </table:table-cell>
          <table:table-cell office:value-type="string">
            <text:p>CERAMIC CHIP CAPACITOR - 0402</text:p>
          </table:table-cell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71E103KAO1B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string">
            <text:p>39</text:p>
          </table:table-cell>
          <table:table-cell office:value-type="string">
            <text:p>2</text:p>
          </table:table-cell>
          <table:table-cell office:value-type="string">
            <text:p>C444,C453</text:p>
          </table:table-cell>
          <table:table-cell office:value-type="string">
            <text:p>CHIPCAP0402X0_5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4KA01J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40</text:p>
          </table:table-cell>
          <table:table-cell office:value-type="string">
            <text:p>8</text:p>
          </table:table-cell>
          <table:table-cell office:value-type="string">
            <text:p>C445-452</text:p>
          </table:table-cell>
          <table:table-cell office:value-type="string">
            <text:p>CHIPCAP0402X0_55</text:p>
          </table:table-cell>
          <table:table-cell/>
          <table:table-cell office:value-type="string">
            <text:p>CAPC1005X55N</text:p>
          </table:table-cell>
          <table:table-cell office:value-type="string">
            <text:p>MURATA</text:p>
          </table:table-cell>
          <table:table-cell office:value-type="string">
            <text:p>GRM155R60J103KA01J</text:p>
          </table:table-cell>
          <table:table-cell office:value-type="string">
            <text:p>10NF</text:p>
          </table:table-cell>
        </table:table-row>
        <table:table-row table:style-name="ro1">
          <table:table-cell office:value-type="string">
            <text:p>41</text:p>
          </table:table-cell>
          <table:table-cell office:value-type="string">
            <text:p>3</text:p>
          </table:table-cell>
          <table:table-cell office:value-type="string">
            <text:p>C493,C495-496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35N</text:p>
          </table:table-cell>
          <table:table-cell office:value-type="string">
            <text:p>MURATA</text:p>
          </table:table-cell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C499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35N</text:p>
          </table:table-cell>
          <table:table-cell/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3</text:p>
          </table:table-cell>
          <table:table-cell office:value-type="string">
            <text:p>C507,C509-510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25N</text:p>
          </table:table-cell>
          <table:table-cell office:value-type="string">
            <text:p>MURATA</text:p>
          </table:table-cell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C513</text:p>
          </table:table-cell>
          <table:table-cell office:value-type="string">
            <text:p>CHIP_CAPACITOR</text:p>
          </table:table-cell>
          <table:table-cell office:value-type="string">
            <text:p>CERAMIC CHIP CAPACITOR - 0402</text:p>
          </table:table-cell>
          <table:table-cell office:value-type="string">
            <text:p>CAPC2012X125N</text:p>
          </table:table-cell>
          <table:table-cell/>
          <table:table-cell office:value-type="string">
            <text:p>GRM31BR71C105KA01B</text:p>
          </table:table-cell>
          <table:table-cell office:value-type="string">
            <text:p>1UF</text:p>
          </table:table-cell>
        </table:table-row>
        <table:table-row table:style-name="ro1">
          <table:table-cell office:value-type="string">
            <text:p>45</text:p>
          </table:table-cell>
          <table:table-cell office:value-type="string">
            <text:p>6</text:p>
          </table:table-cell>
          <table:table-cell office:value-type="string">
            <text:p>C639-644</text:p>
          </table:table-cell>
          <table:table-cell office:value-type="string">
            <text:p>TANT_CAP_B</text:p>
          </table:table-cell>
          <table:table-cell/>
          <table:table-cell office:value-type="string">
            <text:p>CAPMP7343X190N</text:p>
          </table:table-cell>
          <table:table-cell office:value-type="string">
            <text:p>KEMET</text:p>
          </table:table-cell>
          <table:table-cell office:value-type="string">
            <text:p>T520V337M2R5ATE025</text:p>
          </table:table-cell>
          <table:table-cell office:value-type="string">
            <text:p>330UF</text:p>
          </table:table-cell>
        </table:table-row>
        <table:table-row table:style-name="ro1">
          <table:table-cell office:value-type="string">
            <text:p>46</text:p>
          </table:table-cell>
          <table:table-cell office:value-type="string">
            <text:p>3</text:p>
          </table:table-cell>
          <table:table-cell office:value-type="string">
            <text:p>C645-647</text:p>
          </table:table-cell>
          <table:table-cell office:value-type="string">
            <text:p>TANT_CAP_B</text:p>
          </table:table-cell>
          <table:table-cell/>
          <table:table-cell office:value-type="string">
            <text:p>CAPMP3528X210N</text:p>
          </table:table-cell>
          <table:table-cell office:value-type="string">
            <text:p>KEMET</text:p>
          </table:table-cell>
          <table:table-cell office:value-type="string">
            <text:p>T520B336M006ATE040</text:p>
          </table:table-cell>
          <table:table-cell office:value-type="string">
            <text:p>33UF</text:p>
          </table:table-cell>
        </table:table-row>
        <table:table-row table:style-name="ro1">
          <table:table-cell office:value-type="string">
            <text:p>47</text:p>
          </table:table-cell>
          <table:table-cell office:value-type="string">
            <text:p>52</text:p>
          </table:table-cell>
          <table:table-cell office:value-type="string">
            <text:p>CP1-52</text:p>
          </table:table-cell>
          <table:table-cell office:value-type="string">
            <text:p>CAPCAF50P125X200X100</text:p>
          </table:table-cell>
          <table:table-cell office:value-type="string">
            <text:p>CAPACITOR,CHIP ARRAY,0.5MM PITCH,8 PIN,1.25MM L X 2.00MM W X 1.00MM H</text:p>
          </table:table-cell>
          <table:table-cell office:value-type="string">
            <text:p>CAPCAF50P125X200X100-8N</text:p>
          </table:table-cell>
          <table:table-cell office:value-type="string">
            <text:p>MURATA</text:p>
          </table:table-cell>
          <table:table-cell office:value-type="string">
            <text:p>GNM214B11C104MA01B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48</text:p>
          </table:table-cell>
          <table:table-cell office:value-type="string">
            <text:p>4</text:p>
          </table:table-cell>
          <table:table-cell office:value-type="string">
            <text:p>CR1-4</text:p>
          </table:table-cell>
          <table:table-cell office:value-type="string">
            <text:p>DIODE_LED_0805_GRN</text:p>
          </table:table-cell>
          <table:table-cell/>
          <table:table-cell office:value-type="string">
            <text:p>LEDC2012X120N</text:p>
          </table:table-cell>
          <table:table-cell office:value-type="string">
            <text:p>FAIRCHILD</text:p>
          </table:table-cell>
          <table:table-cell office:value-type="string">
            <text:p>FAI: QTLP630C-4</text:p>
          </table:table-cell>
          <table:table-cell office:value-type="string">
            <text:p>GRN</text:p>
          </table:table-cell>
        </table:table-row>
        <table:table-row table:style-name="ro1">
          <table:table-cell office:value-type="string">
            <text:p>49</text:p>
          </table:table-cell>
          <table:table-cell office:value-type="string">
            <text:p>2</text:p>
          </table:table-cell>
          <table:table-cell office:value-type="string">
            <text:p>CR5-6</text:p>
          </table:table-cell>
          <table:table-cell office:value-type="string">
            <text:p>DIODE_LED_0805_RED</text:p>
          </table:table-cell>
          <table:table-cell/>
          <table:table-cell office:value-type="string">
            <text:p>LEDC2012X120N</text:p>
          </table:table-cell>
          <table:table-cell office:value-type="string">
            <text:p>FAIRCHILD</text:p>
          </table:table-cell>
          <table:table-cell office:value-type="string">
            <text:p>FAI: QTLP630C-2</text:p>
          </table:table-cell>
          <table:table-cell office:value-type="string">
            <text:p>RED</text:p>
          </table:table-cell>
        </table:table-row>
        <table:table-row table:style-name="ro1">
          <table:table-cell office:value-type="string">
            <text:p>50</text:p>
          </table:table-cell>
          <table:table-cell office:value-type="string">
            <text:p>4</text:p>
          </table:table-cell>
          <table:table-cell office:value-type="string">
            <text:p>D1-2,D7-8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OPTICAL MODULE FAULT - RED LED</text:p>
          </table:table-cell>
        </table:table-row>
        <table:table-row table:style-name="ro1">
          <table:table-cell office:value-type="string">
            <text:p>51</text:p>
          </table:table-cell>
          <table:table-cell office:value-type="string">
            <text:p>2</text:p>
          </table:table-cell>
          <table:table-cell office:value-type="string">
            <text:p>D3,D10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DUPLEX LED</text:p>
          </table:table-cell>
        </table:table-row>
        <table:table-row table:style-name="ro1">
          <table:table-cell office:value-type="string">
            <text:p>52</text:p>
          </table:table-cell>
          <table:table-cell office:value-type="string">
            <text:p>2</text:p>
          </table:table-cell>
          <table:table-cell office:value-type="string">
            <text:p>D4,D11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 LED</text:p>
          </table:table-cell>
        </table:table-row>
        <table:table-row table:style-name="ro1">
          <table:table-cell office:value-type="string">
            <text:p>53</text:p>
          </table:table-cell>
          <table:table-cell office:value-type="string">
            <text:p>2</text:p>
          </table:table-cell>
          <table:table-cell office:value-type="string">
            <text:p>D5,D9</text:p>
          </table:table-cell>
          <table:table-cell office:value-type="string">
            <text:p>LED1206X1_1</text:p>
          </table:table-cell>
          <table:table-cell/>
          <table:table-cell office:value-type="string">
            <text:p>LEDC3216X120N</text:p>
          </table:table-cell>
          <table:table-cell office:value-type="string">
            <text:p>AGILENT TECHNOLOGIES</text:p>
          </table:table-cell>
          <table:table-cell office:value-type="string">
            <text:p>HSMS-C150</text:p>
          </table:table-cell>
          <table:table-cell office:value-type="string">
            <text:p>L100 LED</text:p>
          </table:table-cell>
        </table:table-row>
        <table:table-row table:style-name="ro1"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string">
            <text:p>D6</text:p>
          </table:table-cell>
          <table:table-cell office:value-type="string">
            <text:p>DIODE_SIG_SOT23_150MA_BAV70</text:p>
          </table:table-cell>
          <table:table-cell/>
          <table:table-cell office:value-type="string">
            <text:p>SOT95P248X115-3N</text:p>
          </table:table-cell>
          <table:table-cell office:value-type="string">
            <text:p>VISHAY</text:p>
          </table:table-cell>
          <table:table-cell office:value-type="string">
            <text:p>VIS: BAV70-V</text:p>
          </table:table-cell>
          <table:table-cell office:value-type="string">
            <text:p>BAV70</text:p>
          </table:table-cell>
        </table:table-row>
        <table:table-row table:style-name="ro1"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string">
            <text:p>F1</text:p>
          </table:table-cell>
          <table:table-cell office:value-type="string">
            <text:p>FUSE_100MA_1210_SMT</text:p>
          </table:table-cell>
          <table:table-cell/>
          <table:table-cell office:value-type="string">
            <text:p>FUSM3226X110N</text:p>
          </table:table-cell>
          <table:table-cell office:value-type="string">
            <text:p>TYCO ELECTRONICS</text:p>
          </table:table-cell>
          <table:table-cell office:value-type="string">
            <text:p>RAY: MICROSMD010F</text:p>
          </table:table-cell>
          <table:table-cell office:value-type="string">
            <text:p>100MA</text:p>
          </table:table-cell>
        </table:table-row>
        <table:table-row table:style-name="ro1">
          <table:table-cell office:value-type="string">
            <text:p>56</text:p>
          </table:table-cell>
          <table:table-cell office:value-type="string">
            <text:p>51</text:p>
          </table:table-cell>
          <table:table-cell office:value-type="string">
            <text:p>FB1-51</text:p>
          </table:table-cell>
          <table:table-cell office:value-type="string">
            <text:p>FERRITE_BEAD0603X0_95</text:p>
          </table:table-cell>
          <table:table-cell/>
          <table:table-cell office:value-type="string">
            <text:p>INDC1608X95N</text:p>
          </table:table-cell>
          <table:table-cell office:value-type="string">
            <text:p>TDK</text:p>
          </table:table-cell>
          <table:table-cell office:value-type="string">
            <text:p>MPZ1608S221A</text:p>
          </table:table-cell>
          <table:table-cell office:value-type="string">
            <text:p>220@100M</text:p>
          </table:table-cell>
        </table:table-row>
        <table:table-row table:style-name="ro1">
          <table:table-cell office:value-type="string">
            <text:p>57</text:p>
          </table:table-cell>
          <table:table-cell office:value-type="string">
            <text:p>1</text:p>
          </table:table-cell>
          <table:table-cell office:value-type="string">
            <text:p>FH1</text:p>
          </table:table-cell>
          <table:table-cell office:value-type="string">
            <text:p>FUSE_8A_SMT_HOLDER</text:p>
          </table:table-cell>
          <table:table-cell/>
          <table:table-cell office:value-type="string">
            <text:p>FUSM9750X381N</text:p>
          </table:table-cell>
          <table:table-cell/>
          <table:table-cell office:value-type="string">
            <text:p>NA</text:p>
          </table:table-cell>
          <table:table-cell office:value-type="string">
            <text:p>8A HOLDER</text:p>
          </table:table-cell>
        </table:table-row>
        <table:table-row table:style-name="ro1">
          <table:table-cell office:value-type="string">
            <text:p>58</text:p>
          </table:table-cell>
          <table:table-cell office:value-type="string">
            <text:p>2</text:p>
          </table:table-cell>
          <table:table-cell office:value-type="string">
            <text:p>FH2,FH5</text:p>
          </table:table-cell>
          <table:table-cell office:value-type="string">
            <text:p>FUSE_5A_SMT_HOLDER</text:p>
          </table:table-cell>
          <table:table-cell/>
          <table:table-cell office:value-type="string">
            <text:p>FUSM9750X381N</text:p>
          </table:table-cell>
          <table:table-cell office:value-type="string">
            <text:p>LITTELFUSE</text:p>
          </table:table-cell>
          <table:table-cell office:value-type="string">
            <text:p>154005</text:p>
          </table:table-cell>
          <table:table-cell office:value-type="string">
            <text:p>5A HOLDER</text:p>
          </table:table-cell>
        </table:table-row>
        <table:table-row table:style-name="ro1">
          <table:table-cell office:value-type="string">
            <text:p>59</text:p>
          </table:table-cell>
          <table:table-cell office:value-type="string">
            <text:p>9</text:p>
          </table:table-cell>
          <table:table-cell office:value-type="string">
            <text:p>H1-9</text:p>
          </table:table-cell>
          <table:table-cell office:value-type="string">
            <text:p>HOLE150X288</text:p>
          </table:table-cell>
          <table:table-cell/>
          <table:table-cell office:value-type="string">
            <text:p>HOLE150X288</text:p>
          </table:table-cell>
          <table:table-cell/>
          <table:table-cell office:value-type="string">
            <text:p>NA</text:p>
          </table:table-cell>
          <table:table-cell/>
        </table:table-row>
        <table:table-row table:style-name="ro1">
          <table:table-cell office:value-type="string">
            <text:p>60</text:p>
          </table:table-cell>
          <table:table-cell office:value-type="string">
            <text:p>2</text:p>
          </table:table-cell>
          <table:table-cell office:value-type="string">
            <text:p>J1-2</text:p>
          </table:table-cell>
          <table:table-cell office:value-type="string">
            <text:p>14-PIN_JTAG</text:p>
          </table:table-cell>
          <table:table-cell/>
          <table:table-cell office:value-type="string">
            <text:p>CON7X2_87832_P2_H11_SMD</text:p>
          </table:table-cell>
          <table:table-cell office:value-type="string">
            <text:p>MOLEX</text:p>
          </table:table-cell>
          <table:table-cell office:value-type="string">
            <text:p>87832-1420</text:p>
          </table:table-cell>
          <table:table-cell/>
        </table:table-row>
        <table:table-row table:style-name="ro1"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string">
            <text:p>J3</text:p>
          </table:table-cell>
          <table:table-cell office:value-type="string">
            <text:p>MMC</text:p>
          </table:table-cell>
          <table:table-cell/>
          <table:table-cell office:value-type="string">
            <text:p>AMPHENOL_GMMC001LEU</text:p>
          </table:table-cell>
          <table:table-cell office:value-type="string">
            <text:p>AMPHENOL</text:p>
          </table:table-cell>
          <table:table-cell office:value-type="string">
            <text:p>GMMC001LEU</text:p>
          </table:table-cell>
          <table:table-cell/>
        </table:table-row>
        <table:table-row table:style-name="ro1"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J4,J8</text:p>
          </table:table-cell>
          <table:table-cell office:value-type="string">
            <text:p>CON_RJ45_1X8_F_RA_TH_2LEDGY</text:p>
          </table:table-cell>
          <table:table-cell office:value-type="string">
            <text:p>RJ45, INTEGRATED MAGNETICS, 2 LEDS</text:p>
          </table:table-cell>
          <table:table-cell office:value-type="string">
            <text:p>RJ45_8POS</text:p>
          </table:table-cell>
          <table:table-cell office:value-type="string">
            <text:p>HALO</text:p>
          </table:table-cell>
          <table:table-cell office:value-type="string">
            <text:p>HFJ11-1G02E-L12</text:p>
          </table:table-cell>
          <table:table-cell/>
        </table:table-row>
        <table:table-row table:style-name="ro1"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string">
            <text:p>J5</text:p>
          </table:table-cell>
          <table:table-cell office:value-type="string">
            <text:p>CON_MICTOR_2X19_F_VT_0R25_SMT</text:p>
          </table:table-cell>
          <table:table-cell/>
          <table:table-cell office:value-type="string">
            <text:p>767054-1</text:p>
          </table:table-cell>
          <table:table-cell office:value-type="string">
            <text:p>TYCO ELECTRONICS</text:p>
          </table:table-cell>
          <table:table-cell office:value-type="string">
            <text:p>AMP: 5767054-1</text:p>
          </table:table-cell>
          <table:table-cell office:value-type="string">
            <text:p>.25IN F SMT</text:p>
          </table:table-cell>
        </table:table-row>
        <table:table-row table:style-name="ro1">
          <table:table-cell office:value-type="string">
            <text:p>64</text:p>
          </table:table-cell>
          <table:table-cell office:value-type="string">
            <text:p>2</text:p>
          </table:table-cell>
          <table:table-cell office:value-type="string">
            <text:p>J6,J9</text:p>
          </table:table-cell>
          <table:table-cell office:value-type="string">
            <text:p>DDR2_240DIMM</text:p>
          </table:table-cell>
          <table:table-cell/>
          <table:table-cell office:value-type="string">
            <text:p>MOLEX879160001</text:p>
          </table:table-cell>
          <table:table-cell office:value-type="string">
            <text:p>MOLEX</text:p>
          </table:table-cell>
          <table:table-cell office:value-type="string">
            <text:p>879160001</text:p>
          </table:table-cell>
          <table:table-cell/>
        </table:table-row>
        <table:table-row table:style-name="ro1">
          <table:table-cell office:value-type="string">
            <text:p>65</text:p>
          </table:table-cell>
          <table:table-cell office:value-type="string">
            <text:p>1</text:p>
          </table:table-cell>
          <table:table-cell office:value-type="string">
            <text:p>J7</text:p>
          </table:table-cell>
          <table:table-cell office:value-type="string">
            <text:p>10PIN_IOHEADER</text:p>
          </table:table-cell>
          <table:table-cell/>
          <table:table-cell office:value-type="string">
            <text:p>J_10IO_TBD</text:p>
          </table:table-cell>
          <table:table-cell office:value-type="string">
            <text:p>SAMTEC</text:p>
          </table:table-cell>
          <table:table-cell office:value-type="string">
            <text:p>HLE-105-02-G-DV</text:p>
          </table:table-cell>
          <table:table-cell/>
        </table:table-row>
        <table:table-row table:style-name="ro1">
          <table:table-cell office:value-type="string">
            <text:p>66</text:p>
          </table:table-cell>
          <table:table-cell office:value-type="string">
            <text:p>30</text:p>
          </table:table-cell>
          <table:table-cell office:value-type="string">
            <text:p>JP1,JP5-18,JP24-37,JP40</text:p>
          </table:table-cell>
          <table:table-cell office:value-type="string">
            <text:p>JUMPER3</text:p>
          </table:table-cell>
          <table:table-cell office:value-type="string">
            <text:p>3 WAY JUMPER</text:p>
          </table:table-cell>
          <table:table-cell office:value-type="string">
            <text:p>RESC3P1505X40N</text:p>
          </table:table-cell>
          <table:table-cell office:value-type="string">
            <text:p>N/A</text:p>
          </table:table-cell>
          <table:table-cell office:value-type="string">
            <text:p>JP3</text:p>
          </table:table-cell>
          <table:table-cell/>
        </table:table-row>
        <table:table-row table:style-name="ro1">
          <table:table-cell office:value-type="string">
            <text:p>67</text:p>
          </table:table-cell>
          <table:table-cell office:value-type="string">
            <text:p>8</text:p>
          </table:table-cell>
          <table:table-cell office:value-type="string">
            <text:p>JP2-4,JP21-23,JP38-39</text:p>
          </table:table-cell>
          <table:table-cell office:value-type="string">
            <text:p>JUMPER0805</text:p>
          </table:table-cell>
          <table:table-cell office:value-type="string">
            <text:p>STANDARD JUMPER</text:p>
          </table:table-cell>
          <table:table-cell office:value-type="string">
            <text:p>RESC2012X60N</text:p>
          </table:table-cell>
          <table:table-cell office:value-type="string">
            <text:p>N/A</text:p>
          </table:table-cell>
          <table:table-cell office:value-type="string">
            <text:p>JP2</text:p>
          </table:table-cell>
          <table:table-cell/>
        </table:table-row>
        <table:table-row table:style-name="ro1">
          <table:table-cell office:value-type="string">
            <text:p>68</text:p>
          </table:table-cell>
          <table:table-cell office:value-type="string">
            <text:p>2</text:p>
          </table:table-cell>
          <table:table-cell office:value-type="string">
            <text:p>JP19-20</text:p>
          </table:table-cell>
          <table:table-cell office:value-type="string">
            <text:p>JUMPER</text:p>
          </table:table-cell>
          <table:table-cell office:value-type="string">
            <text:p>STANDARD JUMPER</text:p>
          </table:table-cell>
          <table:table-cell office:value-type="string">
            <text:p>TSM_2X1_SV</text:p>
          </table:table-cell>
          <table:table-cell table:number-columns-repeated="3"/>
        </table:table-row>
        <table:table-row table:style-name="ro1">
          <table:table-cell office:value-type="string">
            <text:p>69</text:p>
          </table:table-cell>
          <table:table-cell office:value-type="string">
            <text:p>6</text:p>
          </table:table-cell>
          <table:table-cell office:value-type="string">
            <text:p>L1-6</text:p>
          </table:table-cell>
          <table:table-cell office:value-type="string">
            <text:p>IND_BEAD_0603_180OHM_1R5A_25%</text:p>
          </table:table-cell>
          <table:table-cell/>
          <table:table-cell office:value-type="string">
            <text:p>INDC1608X95N</text:p>
          </table:table-cell>
          <table:table-cell office:value-type="string">
            <text:p>MURATA</text:p>
          </table:table-cell>
          <table:table-cell office:value-type="string">
            <text:p>MUR: BLM18PG181SN1X</text:p>
          </table:table-cell>
          <table:table-cell office:value-type="string">
            <text:p>180OHM 1.5A</text:p>
          </table:table-cell>
        </table:table-row>
        <table:table-row table:style-name="ro1">
          <table:table-cell office:value-type="string">
            <text:p>70</text:p>
          </table:table-cell>
          <table:table-cell office:value-type="string">
            <text:p>2</text:p>
          </table:table-cell>
          <table:table-cell office:value-type="string">
            <text:p>L7-8</text:p>
          </table:table-cell>
          <table:table-cell office:value-type="string">
            <text:p>IND_1R5UH_7MMX7MM_9A_SMT</text:p>
          </table:table-cell>
          <table:table-cell/>
          <table:table-cell office:value-type="string">
            <text:p>INDM6965X300N</text:p>
          </table:table-cell>
          <table:table-cell office:value-type="string">
            <text:p>VISHAY</text:p>
          </table:table-cell>
          <table:table-cell office:value-type="string">
            <text:p>IHLP-2525CZ-01-1R5-M-01</text:p>
          </table:table-cell>
          <table:table-cell office:value-type="string">
            <text:p>1.5UH</text:p>
          </table:table-cell>
        </table:table-row>
        <table:table-row table:style-name="ro1">
          <table:table-cell office:value-type="string">
            <text:p>71</text:p>
          </table:table-cell>
          <table:table-cell office:value-type="string">
            <text:p>4</text:p>
          </table:table-cell>
          <table:table-cell office:value-type="string">
            <text:p>L9-12</text:p>
          </table:table-cell>
          <table:table-cell office:value-type="string">
            <text:p>IND_BEAD_0805_600OHM_200MA</text:p>
          </table:table-cell>
          <table:table-cell/>
          <table:table-cell office:value-type="string">
            <text:p>INDC2012X130N</text:p>
          </table:table-cell>
          <table:table-cell office:value-type="string">
            <text:p>MURATA</text:p>
          </table:table-cell>
          <table:table-cell office:value-type="string">
            <text:p>MUR: BLM21B601SPT</text:p>
          </table:table-cell>
          <table:table-cell office:value-type="string">
            <text:p>600OHM 200MA</text:p>
          </table:table-cell>
        </table:table-row>
        <table:table-row table:style-name="ro1">
          <table:table-cell office:value-type="string">
            <text:p>72</text:p>
          </table:table-cell>
          <table:table-cell office:value-type="string">
            <text:p>1</text:p>
          </table:table-cell>
          <table:table-cell office:value-type="string">
            <text:p>P1</text:p>
          </table:table-cell>
          <table:table-cell office:value-type="string">
            <text:p>CON_PCI_F_VT_3R3V_KEY_32BIT</text:p>
          </table:table-cell>
          <table:table-cell/>
          <table:table-cell office:value-type="string">
            <text:p>145154-4</text:p>
          </table:table-cell>
          <table:table-cell office:value-type="string">
            <text:p>TYCO ELECTRONICS</text:p>
          </table:table-cell>
          <table:table-cell office:value-type="string">
            <text:p>5145154-4</text:p>
          </table:table-cell>
          <table:table-cell office:value-type="string">
            <text:p>32-BIT</text:p>
          </table:table-cell>
        </table:table-row>
        <table:table-row table:style-name="ro1">
          <table:table-cell office:value-type="string">
            <text:p>73</text:p>
          </table:table-cell>
          <table:table-cell office:value-type="string">
            <text:p>5</text:p>
          </table:table-cell>
          <table:table-cell office:value-type="string">
            <text:p>P2-4,P9-10</text:p>
          </table:table-cell>
          <table:table-cell office:value-type="string">
            <text:p>CON_HDR_1X2_M_VT_0R1_SMT</text:p>
          </table:table-cell>
          <table:table-cell/>
          <table:table-cell office:value-type="string">
            <text:p>TSM_2X1_SV</text:p>
          </table:table-cell>
          <table:table-cell office:value-type="string">
            <text:p>SAMTEC</text:p>
          </table:table-cell>
          <table:table-cell office:value-type="string">
            <text:p>SAM: TSM-102-01-TM-SV</text:p>
          </table:table-cell>
          <table:table-cell office:value-type="string">
            <text:p>0.1IN M SMT</text:p>
          </table:table-cell>
        </table:table-row>
        <table:table-row table:style-name="ro1"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string">
            <text:p>P5</text:p>
          </table:table-cell>
          <table:table-cell office:value-type="string">
            <text:p>CON_HDR_2X2_M_VT_0R1_SMT</text:p>
          </table:table-cell>
          <table:table-cell/>
          <table:table-cell office:value-type="string">
            <text:p>TSM_2X2_DV</text:p>
          </table:table-cell>
          <table:table-cell office:value-type="string">
            <text:p>SAMTEC</text:p>
          </table:table-cell>
          <table:table-cell office:value-type="string">
            <text:p>SAM: TSM-102-01-TM-DV</text:p>
          </table:table-cell>
          <table:table-cell office:value-type="string">
            <text:p>.1IN M SMT</text:p>
          </table:table-cell>
        </table:table-row>
        <table:table-row table:style-name="ro1">
          <table:table-cell office:value-type="string">
            <text:p>75</text:p>
          </table:table-cell>
          <table:table-cell office:value-type="string">
            <text:p>1</text:p>
          </table:table-cell>
          <table:table-cell office:value-type="string">
            <text:p>P6</text:p>
          </table:table-cell>
          <table:table-cell office:value-type="string">
            <text:p>QUAD_CX4_CONNECTOR</text:p>
          </table:table-cell>
          <table:table-cell office:value-type="string">
            <text:p>FUJITSU 2X2 CX4 CONNECTOR MODULE</text:p>
          </table:table-cell>
          <table:table-cell office:value-type="string">
            <text:p>FUJITSU_FCN_268F036_G_3DB</text:p>
          </table:table-cell>
          <table:table-cell office:value-type="string">
            <text:p>FUJITSU</text:p>
          </table:table-cell>
          <table:table-cell office:value-type="string">
            <text:p>FCN-268F036-G/3DB</text:p>
          </table:table-cell>
          <table:table-cell/>
        </table:table-row>
        <table:table-row table:style-name="ro1"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string">
            <text:p>P7</text:p>
          </table:table-cell>
          <table:table-cell office:value-type="string">
            <text:p>CON_HDR_2X8_M_VT_0R1_SMT</text:p>
          </table:table-cell>
          <table:table-cell/>
          <table:table-cell office:value-type="string">
            <text:p>TSM_8X2_DV</text:p>
          </table:table-cell>
          <table:table-cell office:value-type="string">
            <text:p>SAMTEC</text:p>
          </table:table-cell>
          <table:table-cell office:value-type="string">
            <text:p>SAM: TSM-108-01-TM-DV-P</text:p>
          </table:table-cell>
          <table:table-cell office:value-type="string">
            <text:p>.1IN M SMT</text:p>
          </table:table-cell>
        </table:table-row>
        <table:table-row table:style-name="ro1">
          <table:table-cell office:value-type="string">
            <text:p>77</text:p>
          </table:table-cell>
          <table:table-cell office:value-type="string">
            <text:p>1</text:p>
          </table:table-cell>
          <table:table-cell office:value-type="string">
            <text:p>P8</text:p>
          </table:table-cell>
          <table:table-cell office:value-type="string">
            <text:p>CON_DSUB_9_M_RA_TH</text:p>
          </table:table-cell>
          <table:table-cell/>
          <table:table-cell office:value-type="string">
            <text:p>87203-6043</text:p>
          </table:table-cell>
          <table:table-cell office:value-type="string">
            <text:p>NORCOMP</text:p>
          </table:table-cell>
          <table:table-cell office:value-type="string">
            <text:p>NOR: 182-009-112-171</text:p>
          </table:table-cell>
          <table:table-cell office:value-type="string">
            <text:p>9P DSUB MALE</text:p>
          </table:table-cell>
        </table:table-row>
        <table:table-row table:style-name="ro1">
          <table:table-cell office:value-type="string">
            <text:p>78</text:p>
          </table:table-cell>
          <table:table-cell office:value-type="string">
            <text:p>2</text:p>
          </table:table-cell>
          <table:table-cell office:value-type="string">
            <text:p>P11-12</text:p>
          </table:table-cell>
          <table:table-cell office:value-type="string">
            <text:p>CON_HDR_1X5_M_VT_0R1_SMT</text:p>
          </table:table-cell>
          <table:table-cell/>
          <table:table-cell office:value-type="string">
            <text:p>TSM_5X1_SV</text:p>
          </table:table-cell>
          <table:table-cell office:value-type="string">
            <text:p>SAMTEC</text:p>
          </table:table-cell>
          <table:table-cell office:value-type="string">
            <text:p>SAM: TSM-105-01-TM-SV</text:p>
          </table:table-cell>
          <table:table-cell office:value-type="string">
            <text:p>0.1IN M SMT</text:p>
          </table:table-cell>
        </table:table-row>
        <table:table-row table:style-name="ro1">
          <table:table-cell office:value-type="string">
            <text:p>79</text:p>
          </table:table-cell>
          <table:table-cell office:value-type="string">
            <text:p>2</text:p>
          </table:table-cell>
          <table:table-cell office:value-type="string">
            <text:p>P13,P15</text:p>
          </table:table-cell>
          <table:table-cell office:value-type="string">
            <text:p>ZDOK40</text:p>
          </table:table-cell>
          <table:table-cell/>
          <table:table-cell office:value-type="string">
            <text:p>TYCO6367550</text:p>
          </table:table-cell>
          <table:table-cell office:value-type="string">
            <text:p>TYCO ELECTRONICS</text:p>
          </table:table-cell>
          <table:table-cell office:value-type="string">
            <text:p>6367550-5</text:p>
          </table:table-cell>
          <table:table-cell office:value-type="string">
            <text:p>ZDOK40</text:p>
          </table:table-cell>
        </table:table-row>
        <table:table-row table:style-name="ro1">
          <table:table-cell office:value-type="string">
            <text:p>80</text:p>
          </table:table-cell>
          <table:table-cell office:value-type="string">
            <text:p>1</text:p>
          </table:table-cell>
          <table:table-cell office:value-type="string">
            <text:p>P14</text:p>
          </table:table-cell>
          <table:table-cell office:value-type="string">
            <text:p>CON_USBB_1X4_F_RA_TH</text:p>
          </table:table-cell>
          <table:table-cell/>
          <table:table-cell office:value-type="string">
            <text:p>787780_TH</text:p>
          </table:table-cell>
          <table:table-cell office:value-type="string">
            <text:p>TYCO ELECTRONICS</text:p>
          </table:table-cell>
          <table:table-cell office:value-type="string">
            <text:p>AMP: 292304-1</text:p>
          </table:table-cell>
          <table:table-cell office:value-type="string">
            <text:p>F TH</text:p>
          </table:table-cell>
        </table:table-row>
        <table:table-row table:style-name="ro1"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string">
            <text:p>P16</text:p>
          </table:table-cell>
          <table:table-cell office:value-type="string">
            <text:p>QSH040</text:p>
          </table:table-cell>
          <table:table-cell/>
          <table:table-cell office:value-type="string">
            <text:p>QSH-040-01-X-D-DP-A</text:p>
          </table:table-cell>
          <table:table-cell office:value-type="string">
            <text:p>SAMTEC</text:p>
          </table:table-cell>
          <table:table-cell office:value-type="string">
            <text:p>QSH-040-01-L-D-DP-A-K</text:p>
          </table:table-cell>
          <table:table-cell/>
        </table:table-row>
        <table:table-row table:style-name="ro1">
          <table:table-cell office:value-type="string">
            <text:p>82</text:p>
          </table:table-cell>
          <table:table-cell office:value-type="string">
            <text:p>1</text:p>
          </table:table-cell>
          <table:table-cell office:value-type="string">
            <text:p>PTC1</text:p>
          </table:table-cell>
          <table:table-cell office:value-type="string">
            <text:p>FUSE_500MA_1206_SMT_PTC</text:p>
          </table:table-cell>
          <table:table-cell/>
          <table:table-cell office:value-type="string">
            <text:p>FUSC3216X75N</text:p>
          </table:table-cell>
          <table:table-cell office:value-type="string">
            <text:p>LITTELFUSE</text:p>
          </table:table-cell>
          <table:table-cell office:value-type="string">
            <text:p>1206L050-C</text:p>
          </table:table-cell>
          <table:table-cell office:value-type="string">
            <text:p>500MA</text:p>
          </table:table-cell>
        </table:table-row>
        <table:table-row table:style-name="ro1">
          <table:table-cell office:value-type="string">
            <text:p>83</text:p>
          </table:table-cell>
          <table:table-cell office:value-type="string">
            <text:p>2</text:p>
          </table:table-cell>
          <table:table-cell office:value-type="string">
            <text:p>Q1-2</text:p>
          </table:table-cell>
          <table:table-cell office:value-type="string">
            <text:p>XSTR_PWR_PNFET_PPKSO8_SI7540DP</text:p>
          </table:table-cell>
          <table:table-cell/>
          <table:table-cell office:value-type="string">
            <text:p>PPAK_SO-8</text:p>
          </table:table-cell>
          <table:table-cell office:value-type="string">
            <text:p>VISHAY</text:p>
          </table:table-cell>
          <table:table-cell office:value-type="string">
            <text:p>VIS: SI7540DP-E3</text:p>
          </table:table-cell>
          <table:table-cell office:value-type="string">
            <text:p>SI7540DP</text:p>
          </table:table-cell>
        </table:table-row>
        <table:table-row table:style-name="ro1">
          <table:table-cell office:value-type="string">
            <text:p>84</text:p>
          </table:table-cell>
          <table:table-cell office:value-type="string">
            <text:p>30</text:p>
          </table:table-cell>
          <table:table-cell office:value-type="string">
            <text:p>R1-27,R193-195</text:p>
          </table:table-cell>
          <table:table-cell office:value-type="string">
            <text:p>RES_4R99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4991FKPF3</text:p>
          </table:table-cell>
          <table:table-cell office:value-type="string">
            <text:p>4.99K, 1%</text:p>
          </table:table-cell>
        </table:table-row>
        <table:table-row table:style-name="ro1"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string">
            <text:p>R28</text:p>
          </table:table-cell>
          <table:table-cell office:value-type="string">
            <text:p>RES_75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75R0JEPF3</text:p>
          </table:table-cell>
          <table:table-cell office:value-type="string">
            <text:p>75</text:p>
          </table:table-cell>
        </table:table-row>
        <table:table-row table:style-name="ro1">
          <table:table-cell office:value-type="string">
            <text:p>86</text:p>
          </table:table-cell>
          <table:table-cell office:value-type="string">
            <text:p>7</text:p>
          </table:table-cell>
          <table:table-cell office:value-type="string">
            <text:p>R29-30,R141,R191-192,R285-286</text:p>
          </table:table-cell>
          <table:table-cell office:value-type="string">
            <text:p>RES_15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502JEPF3</text:p>
          </table:table-cell>
          <table:table-cell office:value-type="string">
            <text:p>15K</text:p>
          </table:table-cell>
        </table:table-row>
        <table:table-row table:style-name="ro1"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R31</text:p>
          </table:table-cell>
          <table:table-cell office:value-type="string">
            <text:p>RES_10_0805_5%</text:p>
          </table:table-cell>
          <table:table-cell/>
          <table:table-cell office:value-type="string">
            <text:p>RESC2013X65N</text:p>
          </table:table-cell>
          <table:table-cell office:value-type="string">
            <text:p>YAGEO-PHYCOMP</text:p>
          </table:table-cell>
          <table:table-cell office:value-type="string">
            <text:p>YAE: 9C08052A10R0JEPF3</text:p>
          </table:table-cell>
          <table:table-cell office:value-type="string">
            <text:p>10</text:p>
          </table:table-cell>
        </table:table-row>
        <table:table-row table:style-name="ro1">
          <table:table-cell office:value-type="string">
            <text:p>88</text:p>
          </table:table-cell>
          <table:table-cell office:value-type="string">
            <text:p>3</text:p>
          </table:table-cell>
          <table:table-cell office:value-type="string">
            <text:p>R32-33,R41</text:p>
          </table:table-cell>
          <table:table-cell office:value-type="string">
            <text:p>RES_33R2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3322FKPF3</text:p>
          </table:table-cell>
          <table:table-cell office:value-type="string">
            <text:p>33.2K, 1%</text:p>
          </table:table-cell>
        </table:table-row>
        <table:table-row table:style-name="ro1">
          <table:table-cell office:value-type="string">
            <text:p>89</text:p>
          </table:table-cell>
          <table:table-cell office:value-type="string">
            <text:p>5</text:p>
          </table:table-cell>
          <table:table-cell office:value-type="string">
            <text:p>R34-36,R44-45</text:p>
          </table:table-cell>
          <table:table-cell office:value-type="string">
            <text:p>RES_22R1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2212FKPF3</text:p>
          </table:table-cell>
          <table:table-cell office:value-type="string">
            <text:p>22.1K, 1%</text:p>
          </table:table-cell>
        </table:table-row>
        <table:table-row table:style-name="ro1">
          <table:table-cell office:value-type="string">
            <text:p>90</text:p>
          </table:table-cell>
          <table:table-cell office:value-type="string">
            <text:p>1</text:p>
          </table:table-cell>
          <table:table-cell office:value-type="string">
            <text:p>R37</text:p>
          </table:table-cell>
          <table:table-cell office:value-type="string">
            <text:p>RES_44R2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4422FKPF3</text:p>
          </table:table-cell>
          <table:table-cell office:value-type="string">
            <text:p>44.2K, 1%</text:p>
          </table:table-cell>
        </table:table-row>
        <table:table-row table:style-name="ro1">
          <table:table-cell office:value-type="string">
            <text:p>91</text:p>
          </table:table-cell>
          <table:table-cell office:value-type="string">
            <text:p>1</text:p>
          </table:table-cell>
          <table:table-cell office:value-type="string">
            <text:p>R38</text:p>
          </table:table-cell>
          <table:table-cell office:value-type="string">
            <text:p>RES_120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200JEPF3</text:p>
          </table:table-cell>
          <table:table-cell office:value-type="string">
            <text:p>120, 1%</text:p>
          </table:table-cell>
        </table:table-row>
        <table:table-row table:style-name="ro1">
          <table:table-cell office:value-type="string">
            <text:p>92</text:p>
          </table:table-cell>
          <table:table-cell office:value-type="string">
            <text:p>1</text:p>
          </table:table-cell>
          <table:table-cell office:value-type="string">
            <text:p>R39</text:p>
          </table:table-cell>
          <table:table-cell office:value-type="string">
            <text:p>RES_1R96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RC0402FR-071K96L</text:p>
          </table:table-cell>
          <table:table-cell office:value-type="string">
            <text:p>1.96K, 1%</text:p>
          </table:table-cell>
        </table:table-row>
        <table:table-row table:style-name="ro1">
          <table:table-cell office:value-type="string">
            <text:p>93</text:p>
          </table:table-cell>
          <table:table-cell office:value-type="string">
            <text:p>1</text:p>
          </table:table-cell>
          <table:table-cell office:value-type="string">
            <text:p>R40</text:p>
          </table:table-cell>
          <table:table-cell office:value-type="string">
            <text:p>RES_3R16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RC0402FR-073K16L</text:p>
          </table:table-cell>
          <table:table-cell office:value-type="string">
            <text:p>3.16K, 1%</text:p>
          </table:table-cell>
        </table:table-row>
        <table:table-row table:style-name="ro1">
          <table:table-cell office:value-type="string">
            <text:p>94</text:p>
          </table:table-cell>
          <table:table-cell office:value-type="string">
            <text:p>1</text:p>
          </table:table-cell>
          <table:table-cell office:value-type="string">
            <text:p>R42</text:p>
          </table:table-cell>
          <table:table-cell office:value-type="string">
            <text:p>RES_1R33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RC0402FR-071K33L</text:p>
          </table:table-cell>
          <table:table-cell office:value-type="string">
            <text:p>1.33K, 1%</text:p>
          </table:table-cell>
        </table:table-row>
        <table:table-row table:style-name="ro1">
          <table:table-cell office:value-type="string">
            <text:p>95</text:p>
          </table:table-cell>
          <table:table-cell office:value-type="string">
            <text:p>1</text:p>
          </table:table-cell>
          <table:table-cell office:value-type="string">
            <text:p>R43</text:p>
          </table:table-cell>
          <table:table-cell office:value-type="string">
            <text:p>RES_110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103FKPF3</text:p>
          </table:table-cell>
          <table:table-cell office:value-type="string">
            <text:p>110K, 1%</text:p>
          </table:table-cell>
        </table:table-row>
        <table:table-row table:style-name="ro1">
          <table:table-cell office:value-type="string">
            <text:p>96</text:p>
          </table:table-cell>
          <table:table-cell office:value-type="string">
            <text:p>4</text:p>
          </table:table-cell>
          <table:table-cell office:value-type="string">
            <text:p>R46-47,R82-8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PHILIPS</text:p>
          </table:table-cell>
          <table:table-cell office:value-type="string">
            <text:p>2322 705 70102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97</text:p>
          </table:table-cell>
          <table:table-cell office:value-type="string">
            <text:p>14</text:p>
          </table:table-cell>
          <table:table-cell office:value-type="string">
            <text:p>R48-51,R99,R185-188,R259,R294-29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472T1E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98</text:p>
          </table:table-cell>
          <table:table-cell office:value-type="string">
            <text:p>22</text:p>
          </table:table-cell>
          <table:table-cell office:value-type="string">
            <text:p>R52-53,R117-124,R248-255,R292-293,R304-305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.9R</text:p>
          </table:table-cell>
        </table:table-row>
        <table:table-row table:style-name="ro1">
          <table:table-cell office:value-type="string">
            <text:p>99</text:p>
          </table:table-cell>
          <table:table-cell office:value-type="string">
            <text:p>8</text:p>
          </table:table-cell>
          <table:table-cell office:value-type="string">
            <text:p>R54-55,R189-190,R298-299,R306-30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J0104T1E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00</text:p>
          </table:table-cell>
          <table:table-cell office:value-type="string">
            <text:p>2</text:p>
          </table:table-cell>
          <table:table-cell office:value-type="string">
            <text:p>R56,R308</text:p>
          </table:table-cell>
          <table:table-cell office:value-type="string">
            <text:p>0402WGF0271TIE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71TIE</text:p>
          </table:table-cell>
          <table:table-cell office:value-type="string">
            <text:p>270R</text:p>
          </table:table-cell>
        </table:table-row>
        <table:table-row table:style-name="ro1">
          <table:table-cell office:value-type="string">
            <text:p>101</text:p>
          </table:table-cell>
          <table:table-cell office:value-type="string">
            <text:p>1</text:p>
          </table:table-cell>
          <table:table-cell office:value-type="string">
            <text:p>R57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499JT1E</text:p>
          </table:table-cell>
          <table:table-cell office:value-type="string">
            <text:p>49.9R</text:p>
          </table:table-cell>
        </table:table-row>
        <table:table-row table:style-name="ro1">
          <table:table-cell office:value-type="string">
            <text:p>102</text:p>
          </table:table-cell>
          <table:table-cell office:value-type="string">
            <text:p>4</text:p>
          </table:table-cell>
          <table:table-cell office:value-type="string">
            <text:p>R58-59,R65,R67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3K9</text:p>
          </table:table-cell>
        </table:table-row>
        <table:table-row table:style-name="ro1">
          <table:table-cell office:value-type="string">
            <text:p>103</text:p>
          </table:table-cell>
          <table:table-cell office:value-type="string">
            <text:p>2</text:p>
          </table:table-cell>
          <table:table-cell office:value-type="string">
            <text:p>R60,R66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6K8</text:p>
          </table:table-cell>
        </table:table-row>
        <table:table-row table:style-name="ro1">
          <table:table-cell office:value-type="string">
            <text:p>104</text:p>
          </table:table-cell>
          <table:table-cell office:value-type="string">
            <text:p>2</text:p>
          </table:table-cell>
          <table:table-cell office:value-type="string">
            <text:p>R61,R64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office:value-type="string">
            <text:p>150R</text:p>
          </table:table-cell>
        </table:table-row>
        <table:table-row table:style-name="ro1">
          <table:table-cell office:value-type="string">
            <text:p>105</text:p>
          </table:table-cell>
          <table:table-cell office:value-type="string">
            <text:p>3</text:p>
          </table:table-cell>
          <table:table-cell office:value-type="string">
            <text:p>R62-63,R68</text:p>
          </table:table-cell>
          <table:table-cell office:value-type="string">
            <text:p>RES0402X0_3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06</text:p>
          </table:table-cell>
          <table:table-cell office:value-type="string">
            <text:p>2</text:p>
          </table:table-cell>
          <table:table-cell office:value-type="string">
            <text:p>R69-70</text:p>
          </table:table-cell>
          <table:table-cell office:value-type="string">
            <text:p>CR0402-FX-5101GLF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5101GLF</text:p>
          </table:table-cell>
          <table:table-cell office:value-type="string">
            <text:p>5K1</text:p>
          </table:table-cell>
        </table:table-row>
        <table:table-row table:style-name="ro1">
          <table:table-cell office:value-type="string">
            <text:p>107</text:p>
          </table:table-cell>
          <table:table-cell office:value-type="string">
            <text:p>2</text:p>
          </table:table-cell>
          <table:table-cell office:value-type="string">
            <text:p>R71-72</text:p>
          </table:table-cell>
          <table:table-cell office:value-type="string">
            <text:p>CR0402-FX-1002GLF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08</text:p>
          </table:table-cell>
          <table:table-cell office:value-type="string">
            <text:p>3</text:p>
          </table:table-cell>
          <table:table-cell office:value-type="string">
            <text:p>R73,R78-79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3GLF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109</text:p>
          </table:table-cell>
          <table:table-cell office:value-type="string">
            <text:p>3</text:p>
          </table:table-cell>
          <table:table-cell office:value-type="string">
            <text:p>R74,R77,R80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601GLF</text:p>
          </table:table-cell>
          <table:table-cell office:value-type="string">
            <text:p>3K6</text:p>
          </table:table-cell>
        </table:table-row>
        <table:table-row table:style-name="ro1">
          <table:table-cell office:value-type="string">
            <text:p>110</text:p>
          </table:table-cell>
          <table:table-cell office:value-type="string">
            <text:p>3</text:p>
          </table:table-cell>
          <table:table-cell office:value-type="string">
            <text:p>R75-76,R81</text:p>
          </table:table-cell>
          <table:table-cell office:value-type="string">
            <text:p>RES0402X0_40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801GLF</text:p>
          </table:table-cell>
          <table:table-cell office:value-type="string">
            <text:p>1K8</text:p>
          </table:table-cell>
        </table:table-row>
        <table:table-row table:style-name="ro1">
          <table:table-cell office:value-type="string">
            <text:p>111</text:p>
          </table:table-cell>
          <table:table-cell office:value-type="string">
            <text:p>14</text:p>
          </table:table-cell>
          <table:table-cell office:value-type="string">
            <text:p>R84-90,R167-171,R196-197</text:p>
          </table:table-cell>
          <table:table-cell office:value-type="string">
            <text:p>RES_10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002JEPF3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12</text:p>
          </table:table-cell>
          <table:table-cell office:value-type="string">
            <text:p>7</text:p>
          </table:table-cell>
          <table:table-cell office:value-type="string">
            <text:p>R91-96,R184</text:p>
          </table:table-cell>
          <table:table-cell office:value-type="string">
            <text:p>RES_180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80RJEPF3</text:p>
          </table:table-cell>
          <table:table-cell office:value-type="string">
            <text:p>180</text:p>
          </table:table-cell>
        </table:table-row>
        <table:table-row table:style-name="ro1">
          <table:table-cell office:value-type="string">
            <text:p>113</text:p>
          </table:table-cell>
          <table:table-cell office:value-type="string">
            <text:p>25</text:p>
          </table:table-cell>
          <table:table-cell office:value-type="string">
            <text:p>R97-98,R100,R102-105,R135-140,R239-240,R270-279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0T1E</text:p>
          </table:table-cell>
          <table:table-cell office:value-type="string">
            <text:p>22R</text:p>
          </table:table-cell>
        </table:table-row>
        <table:table-row table:style-name="ro1">
          <table:table-cell office:value-type="string">
            <text:p>114</text:p>
          </table:table-cell>
          <table:table-cell office:value-type="string">
            <text:p>2</text:p>
          </table:table-cell>
          <table:table-cell office:value-type="string">
            <text:p>R101,R280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472T1E</text:p>
          </table:table-cell>
          <table:table-cell office:value-type="string">
            <text:p>4.7K</text:p>
          </table:table-cell>
        </table:table-row>
        <table:table-row table:style-name="ro2">
          <table:table-cell office:value-type="string">
            <text:p>115</text:p>
          </table:table-cell>
          <table:table-cell office:value-type="string">
            <text:p>24</text:p>
          </table:table-cell>
          <table:table-cell office:value-type="string">
            <text:p>R106,R108,R110,R112,R115,R127-129,R131-134,R242,R246,R258,R260-266,R268-269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222T1E</text:p>
          </table:table-cell>
          <table:table-cell office:value-type="string">
            <text:p>2K2</text:p>
          </table:table-cell>
        </table:table-row>
        <table:table-row table:style-name="ro1">
          <table:table-cell office:value-type="string">
            <text:p>116</text:p>
          </table:table-cell>
          <table:table-cell office:value-type="string">
            <text:p>10</text:p>
          </table:table-cell>
          <table:table-cell office:value-type="string">
            <text:p>R107,R109,R111,R113-114,R241,R243-245,R26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331T1E</text:p>
          </table:table-cell>
          <table:table-cell office:value-type="string">
            <text:p>330R</text:p>
          </table:table-cell>
        </table:table-row>
        <table:table-row table:style-name="ro1">
          <table:table-cell office:value-type="string">
            <text:p>117</text:p>
          </table:table-cell>
          <table:table-cell office:value-type="string">
            <text:p>2</text:p>
          </table:table-cell>
          <table:table-cell office:value-type="string">
            <text:p>R116,R24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9761T1E</text:p>
          </table:table-cell>
          <table:table-cell office:value-type="string">
            <text:p>9K76</text:p>
          </table:table-cell>
        </table:table-row>
        <table:table-row table:style-name="ro1">
          <table:table-cell office:value-type="string">
            <text:p>118</text:p>
          </table:table-cell>
          <table:table-cell office:value-type="string">
            <text:p>2</text:p>
          </table:table-cell>
          <table:table-cell office:value-type="string">
            <text:p>R125,R257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0T1E</text:p>
          </table:table-cell>
          <table:table-cell office:value-type="string">
            <text:p>10</text:p>
          </table:table-cell>
        </table:table-row>
        <table:table-row table:style-name="ro1">
          <table:table-cell office:value-type="string">
            <text:p>119</text:p>
          </table:table-cell>
          <table:table-cell office:value-type="string">
            <text:p>2</text:p>
          </table:table-cell>
          <table:table-cell office:value-type="string">
            <text:p>R126,R256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80T1E</text:p>
          </table:table-cell>
          <table:table-cell office:value-type="string">
            <text:p>18</text:p>
          </table:table-cell>
        </table:table-row>
        <table:table-row table:style-name="ro1">
          <table:table-cell office:value-type="string">
            <text:p>120</text:p>
          </table:table-cell>
          <table:table-cell office:value-type="string">
            <text:p>1</text:p>
          </table:table-cell>
          <table:table-cell office:value-type="string">
            <text:p>R130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2T1E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121</text:p>
          </table:table-cell>
          <table:table-cell office:value-type="string">
            <text:p>13</text:p>
          </table:table-cell>
          <table:table-cell office:value-type="string">
            <text:p>R142-154</text:p>
          </table:table-cell>
          <table:table-cell office:value-type="string">
            <text:p>RES_0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0R00JEPF3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22</text:p>
          </table:table-cell>
          <table:table-cell office:value-type="string">
            <text:p>12</text:p>
          </table:table-cell>
          <table:table-cell office:value-type="string">
            <text:p>R155-166</text:p>
          </table:table-cell>
          <table:table-cell office:value-type="string">
            <text:p>RES_33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33R0JEPF3</text:p>
          </table:table-cell>
          <table:table-cell office:value-type="string">
            <text:p>33</text:p>
          </table:table-cell>
        </table:table-row>
        <table:table-row table:style-name="ro1">
          <table:table-cell office:value-type="string">
            <text:p>123</text:p>
          </table:table-cell>
          <table:table-cell office:value-type="string">
            <text:p>6</text:p>
          </table:table-cell>
          <table:table-cell office:value-type="string">
            <text:p>R172-174,R198-200</text:p>
          </table:table-cell>
          <table:table-cell office:value-type="string">
            <text:p>RES_1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001JEPF3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124</text:p>
          </table:table-cell>
          <table:table-cell office:value-type="string">
            <text:p>32</text:p>
          </table:table-cell>
          <table:table-cell office:value-type="string">
            <text:p>R175-183,R201-223</text:p>
          </table:table-cell>
          <table:table-cell office:value-type="string">
            <text:p>RES_3R3K_0402_5%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3301JEPF3</text:p>
          </table:table-cell>
          <table:table-cell office:value-type="string">
            <text:p>3.3K</text:p>
          </table:table-cell>
        </table:table-row>
        <table:table-row table:style-name="ro1">
          <table:table-cell office:value-type="string">
            <text:p>125</text:p>
          </table:table-cell>
          <table:table-cell office:value-type="string">
            <text:p>2</text:p>
          </table:table-cell>
          <table:table-cell office:value-type="string">
            <text:p>R224,R237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1002GLF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26</text:p>
          </table:table-cell>
          <table:table-cell office:value-type="string">
            <text:p>4</text:p>
          </table:table-cell>
          <table:table-cell office:value-type="string">
            <text:p>R225,R227,R234,R236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3K9</text:p>
          </table:table-cell>
        </table:table-row>
        <table:table-row table:style-name="ro1">
          <table:table-cell office:value-type="string">
            <text:p>127</text:p>
          </table:table-cell>
          <table:table-cell office:value-type="string">
            <text:p>2</text:p>
          </table:table-cell>
          <table:table-cell office:value-type="string">
            <text:p>R226,R235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3901GLF</text:p>
          </table:table-cell>
          <table:table-cell office:value-type="string">
            <text:p>6K8</text:p>
          </table:table-cell>
        </table:table-row>
        <table:table-row table:style-name="ro1">
          <table:table-cell office:value-type="string">
            <text:p>128</text:p>
          </table:table-cell>
          <table:table-cell office:value-type="string">
            <text:p>2</text:p>
          </table:table-cell>
          <table:table-cell office:value-type="string">
            <text:p>R228,R233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BOURNS</text:p>
          </table:table-cell>
          <table:table-cell office:value-type="string">
            <text:p>CR0402-FX-5101GLF</text:p>
          </table:table-cell>
          <table:table-cell office:value-type="string">
            <text:p>5K1</text:p>
          </table:table-cell>
        </table:table-row>
        <table:table-row table:style-name="ro1">
          <table:table-cell office:value-type="string">
            <text:p>129</text:p>
          </table:table-cell>
          <table:table-cell office:value-type="string">
            <text:p>2</text:p>
          </table:table-cell>
          <table:table-cell office:value-type="string">
            <text:p>R229,R232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51T1E</text:p>
          </table:table-cell>
          <table:table-cell office:value-type="string">
            <text:p>150R</text:p>
          </table:table-cell>
        </table:table-row>
        <table:table-row table:style-name="ro1">
          <table:table-cell office:value-type="string">
            <text:p>130</text:p>
          </table:table-cell>
          <table:table-cell office:value-type="string">
            <text:p>3</text:p>
          </table:table-cell>
          <table:table-cell office:value-type="string">
            <text:p>R230-231,R238</text:p>
          </table:table-cell>
          <table:table-cell office:value-type="string">
            <text:p>RES0402X0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3T1E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31</text:p>
          </table:table-cell>
          <table:table-cell office:value-type="string">
            <text:p>12</text:p>
          </table:table-cell>
          <table:table-cell office:value-type="string">
            <text:p>R281-284,R288-291,R300-303</text:p>
          </table:table-cell>
          <table:table-cell office:value-type="string">
            <text:p>RES0402_55</text:p>
          </table:table-cell>
          <table:table-cell/>
          <table:table-cell office:value-type="string">
            <text:p>RESC1005X40N</text:p>
          </table:table-cell>
          <table:table-cell office:value-type="string">
            <text:p>ROYAL OHM</text:p>
          </table:table-cell>
          <table:table-cell office:value-type="string">
            <text:p>0402WGF0101T1E</text:p>
          </table:table-cell>
          <table:table-cell office:value-type="string">
            <text:p>100R</text:p>
          </table:table-cell>
        </table:table-row>
        <table:table-row table:style-name="ro1">
          <table:table-cell office:value-type="string">
            <text:p>132</text:p>
          </table:table-cell>
          <table:table-cell office:value-type="string">
            <text:p>1</text:p>
          </table:table-cell>
          <table:table-cell office:value-type="string">
            <text:p>R287</text:p>
          </table:table-cell>
          <table:table-cell office:value-type="string">
            <text:p>RES_3R40K_0402_1%</text:p>
          </table:table-cell>
          <table:table-cell/>
          <table:table-cell office:value-type="string">
            <text:p>RESC1005X40N</text:p>
          </table:table-cell>
          <table:table-cell office:value-type="string">
            <text:p>PANASONIC</text:p>
          </table:table-cell>
          <table:table-cell office:value-type="string">
            <text:p>PAN: ERJ-2RKF3401X</text:p>
          </table:table-cell>
          <table:table-cell office:value-type="string">
            <text:p>3.40K, 1%</text:p>
          </table:table-cell>
        </table:table-row>
        <table:table-row table:style-name="ro1">
          <table:table-cell office:value-type="string">
            <text:p>133</text:p>
          </table:table-cell>
          <table:table-cell office:value-type="string">
            <text:p>3</text:p>
          </table:table-cell>
          <table:table-cell office:value-type="string">
            <text:p>RO1-3</text:p>
          </table:table-cell>
          <table:table-cell office:value-type="string">
            <text:p>RES_0_0603_5%_OPT</text:p>
          </table:table-cell>
          <table:table-cell/>
          <table:table-cell office:value-type="string">
            <text:p>RESC1608X50AN</text:p>
          </table:table-cell>
          <table:table-cell office:value-type="string">
            <text:p>YAGEO-PHYCOMP</text:p>
          </table:table-cell>
          <table:table-cell office:value-type="string">
            <text:p>YAE: 9C06031A0R00JEPF3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34</text:p>
          </table:table-cell>
          <table:table-cell office:value-type="string">
            <text:p>4</text:p>
          </table:table-cell>
          <table:table-cell office:value-type="string">
            <text:p>RO4,RO15-17</text:p>
          </table:table-cell>
          <table:table-cell office:value-type="string">
            <text:p>RES_0_0402_5%_OPT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0R00JEPF3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35</text:p>
          </table:table-cell>
          <table:table-cell office:value-type="string">
            <text:p>2</text:p>
          </table:table-cell>
          <table:table-cell office:value-type="string">
            <text:p>RO5-6</text:p>
          </table:table-cell>
          <table:table-cell office:value-type="string">
            <text:p>RES_0_1206_5%_OPT</text:p>
          </table:table-cell>
          <table:table-cell/>
          <table:table-cell office:value-type="string">
            <text:p>RESC3216X65N</text:p>
          </table:table-cell>
          <table:table-cell office:value-type="string">
            <text:p>YAGEO-PHYCOMP</text:p>
          </table:table-cell>
          <table:table-cell office:value-type="string">
            <text:p>YAE: RC1206JR-070RL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36</text:p>
          </table:table-cell>
          <table:table-cell office:value-type="string">
            <text:p>3</text:p>
          </table:table-cell>
          <table:table-cell office:value-type="string">
            <text:p>RO7-9</text:p>
          </table:table-cell>
          <table:table-cell office:value-type="string">
            <text:p>RES_10K_0402_5%_OPT3P</text:p>
          </table:table-cell>
          <table:table-cell/>
          <table:table-cell office:value-type="string">
            <text:p>RESC3P1505X40N</text:p>
          </table:table-cell>
          <table:table-cell office:value-type="string">
            <text:p>YAGEO-PHYCOMP</text:p>
          </table:table-cell>
          <table:table-cell office:value-type="string">
            <text:p>YAE: 9C04021A1002JEPF3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137</text:p>
          </table:table-cell>
          <table:table-cell office:value-type="string">
            <text:p>5</text:p>
          </table:table-cell>
          <table:table-cell office:value-type="string">
            <text:p>RO10-14</text:p>
          </table:table-cell>
          <table:table-cell office:value-type="string">
            <text:p>RES_1K_0402_5%_OPT</text:p>
          </table:table-cell>
          <table:table-cell/>
          <table:table-cell office:value-type="string">
            <text:p>RESC1005X40N</text:p>
          </table:table-cell>
          <table:table-cell office:value-type="string">
            <text:p>YAGEO-PHYCOMP</text:p>
          </table:table-cell>
          <table:table-cell office:value-type="string">
            <text:p>YAE: 9C04021A1001JEPF3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138</text:p>
          </table:table-cell>
          <table:table-cell office:value-type="string">
            <text:p>1</text:p>
          </table:table-cell>
          <table:table-cell office:value-type="string">
            <text:p>RO18</text:p>
          </table:table-cell>
          <table:table-cell office:value-type="string">
            <text:p>RES_0_0402_5%_OPT3P</text:p>
          </table:table-cell>
          <table:table-cell/>
          <table:table-cell office:value-type="string">
            <text:p>RESC3P1505X40N</text:p>
          </table:table-cell>
          <table:table-cell office:value-type="string">
            <text:p>YAGEO-PHYCOMP</text:p>
          </table:table-cell>
          <table:table-cell office:value-type="string">
            <text:p>YAE: 9C04021A0R00JEPF3</text:p>
          </table:table-cell>
          <table:table-cell office:value-type="string">
            <text:p>0</text:p>
          </table:table-cell>
        </table:table-row>
        <table:table-row table:style-name="ro1">
          <table:table-cell office:value-type="string">
            <text:p>139</text:p>
          </table:table-cell>
          <table:table-cell office:value-type="string">
            <text:p>24</text:p>
          </table:table-cell>
          <table:table-cell office:value-type="string">
            <text:p>RP1-12,RP27-38</text:p>
          </table:table-cell>
          <table:table-cell office:value-type="string">
            <text:p>RESPACK51X4</text:p>
          </table:table-cell>
          <table:table-cell/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T</text:p>
          </table:table-cell>
          <table:table-cell office:value-type="string">
            <text:p>51R</text:p>
          </table:table-cell>
        </table:table-row>
        <table:table-row table:style-name="ro1">
          <table:table-cell office:value-type="string">
            <text:p>140</text:p>
          </table:table-cell>
          <table:table-cell office:value-type="string">
            <text:p>14</text:p>
          </table:table-cell>
          <table:table-cell office:value-type="string">
            <text:p>RP13-26</text:p>
          </table:table-cell>
          <table:table-cell office:value-type="string">
            <text:p>RESPACK4</text:p>
          </table:table-cell>
          <table:table-cell/>
          <table:table-cell office:value-type="string">
            <text:p>RESCAV50P100X200X55-8N</text:p>
          </table:table-cell>
          <table:table-cell office:value-type="string">
            <text:p>ROYAL OHM</text:p>
          </table:table-cell>
          <table:table-cell office:value-type="string">
            <text:p>4D02WGJ0510B1E</text:p>
          </table:table-cell>
          <table:table-cell office:value-type="string">
            <text:p>49.9R</text:p>
          </table:table-cell>
        </table:table-row>
        <table:table-row table:style-name="ro1"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string">
            <text:p>SP1</text:p>
          </table:table-cell>
          <table:table-cell office:value-type="string">
            <text:p>SUP_ESD_SOT23_1KV</text:p>
          </table:table-cell>
          <table:table-cell/>
          <table:table-cell office:value-type="string">
            <text:p>SOT23-SC203P224X300X76-3N</text:p>
          </table:table-cell>
          <table:table-cell office:value-type="string">
            <text:p>LITTELFUSE</text:p>
          </table:table-cell>
          <table:table-cell office:value-type="string">
            <text:p>LIT: PGB102ST23WR</text:p>
          </table:table-cell>
          <table:table-cell office:value-type="string">
            <text:p>PGB102ST23WR</text:p>
          </table:table-cell>
        </table:table-row>
        <table:table-row table:style-name="ro1">
          <table:table-cell office:value-type="string">
            <text:p>142</text:p>
          </table:table-cell>
          <table:table-cell office:value-type="string">
            <text:p>1</text:p>
          </table:table-cell>
          <table:table-cell office:value-type="string">
            <text:p>SW1</text:p>
          </table:table-cell>
          <table:table-cell office:value-type="string">
            <text:p>SWITCH_DIP_4POLE_0R1_SMT8</text:p>
          </table:table-cell>
          <table:table-cell/>
          <table:table-cell office:value-type="string">
            <text:p>DIPSW4</text:p>
          </table:table-cell>
          <table:table-cell office:value-type="string">
            <text:p>OMRON</text:p>
          </table:table-cell>
          <table:table-cell office:value-type="string">
            <text:p>OMR: A6S-4101</text:p>
          </table:table-cell>
          <table:table-cell office:value-type="string">
            <text:p>SW4P</text:p>
          </table:table-cell>
        </table:table-row>
        <table:table-row table:style-name="ro1">
          <table:table-cell office:value-type="string">
            <text:p>143</text:p>
          </table:table-cell>
          <table:table-cell office:value-type="string">
            <text:p>2</text:p>
          </table:table-cell>
          <table:table-cell office:value-type="string">
            <text:p>SW2-3</text:p>
          </table:table-cell>
          <table:table-cell office:value-type="string">
            <text:p>SWITCH_DIP_4POLE_0R1_SMT8</text:p>
          </table:table-cell>
          <table:table-cell/>
          <table:table-cell office:value-type="string">
            <text:p>90HB_SERIES</text:p>
          </table:table-cell>
          <table:table-cell office:value-type="string">
            <text:p>OMRON</text:p>
          </table:table-cell>
          <table:table-cell office:value-type="string">
            <text:p>A6S-4101-H</text:p>
          </table:table-cell>
          <table:table-cell office:value-type="string">
            <text:p>4POLE</text:p>
          </table:table-cell>
        </table:table-row>
        <table:table-row table:style-name="ro1">
          <table:table-cell office:value-type="string">
            <text:p>144</text:p>
          </table:table-cell>
          <table:table-cell office:value-type="string">
            <text:p>1</text:p>
          </table:table-cell>
          <table:table-cell office:value-type="string">
            <text:p>SW4</text:p>
          </table:table-cell>
          <table:table-cell office:value-type="string">
            <text:p>SWITCH_PUSH_SPST_RA_SMT4</text:p>
          </table:table-cell>
          <table:table-cell/>
          <table:table-cell office:value-type="string">
            <text:p>ITT_KT11B2SAM_T</text:p>
          </table:table-cell>
          <table:table-cell office:value-type="string">
            <text:p>ITT CANNON</text:p>
          </table:table-cell>
          <table:table-cell office:value-type="string">
            <text:p>KT11B2SAM3-LFS</text:p>
          </table:table-cell>
          <table:table-cell office:value-type="string">
            <text:p>SPST</text:p>
          </table:table-cell>
        </table:table-row>
        <table:table-row table:style-name="ro1">
          <table:table-cell office:value-type="string">
            <text:p>145</text:p>
          </table:table-cell>
          <table:table-cell office:value-type="string">
            <text:p>1</text:p>
          </table:table-cell>
          <table:table-cell office:value-type="string">
            <text:p>TP1</text:p>
          </table:table-cell>
          <table:table-cell office:value-type="string">
            <text:p>PAD_1MM_SMT</text:p>
          </table:table-cell>
          <table:table-cell/>
          <table:table-cell office:value-type="string">
            <text:p>TP_SMT_1MM</text:p>
          </table:table-cell>
          <table:table-cell/>
          <table:table-cell office:value-type="string">
            <text:p>NA</text:p>
          </table:table-cell>
          <table:table-cell office:value-type="string">
            <text:p>TEST POINT</text:p>
          </table:table-cell>
        </table:table-row>
        <table:table-row table:style-name="ro1">
          <table:table-cell office:value-type="string">
            <text:p>146</text:p>
          </table:table-cell>
          <table:table-cell office:value-type="string">
            <text:p>3</text:p>
          </table:table-cell>
          <table:table-cell office:value-type="string">
            <text:p>TP2-4</text:p>
          </table:table-cell>
          <table:table-cell office:value-type="string">
            <text:p>TP_ROUND100</text:p>
          </table:table-cell>
          <table:table-cell office:value-type="string">
            <text:p>TEST POINT</text:p>
          </table:table-cell>
          <table:table-cell office:value-type="string">
            <text:p>TPR100</text:p>
          </table:table-cell>
          <table:table-cell/>
          <table:table-cell office:value-type="string">
            <text:p>N/A</text:p>
          </table:table-cell>
          <table:table-cell/>
        </table:table-row>
        <table:table-row table:style-name="ro1">
          <table:table-cell office:value-type="string">
            <text:p>147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IC_CPU_TE-PBGA680_440EPX-GRX</text:p>
          </table:table-cell>
          <table:table-cell/>
          <table:table-cell office:value-type="string">
            <text:p>BGA680C100P34X34_3500X3500X265</text:p>
          </table:table-cell>
          <table:table-cell office:value-type="string">
            <text:p>AMCC</text:p>
          </table:table-cell>
          <table:table-cell office:value-type="string">
            <text:p>PPC440EPX-NTA533T</text:p>
          </table:table-cell>
          <table:table-cell office:value-type="string">
            <text:p>440EPX</text:p>
          </table:table-cell>
        </table:table-row>
        <table:table-row table:style-name="ro1">
          <table:table-cell office:value-type="string">
            <text:p>148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REG_SW_QFN24_LTC3736</text:p>
          </table:table-cell>
          <table:table-cell/>
          <table:table-cell office:value-type="string">
            <text:p>QFN_24_UF</text:p>
          </table:table-cell>
          <table:table-cell office:value-type="string">
            <text:p>LINEAR TECHNOLOGY</text:p>
          </table:table-cell>
          <table:table-cell office:value-type="string">
            <text:p>LIN: LTC3736EUF#PBF</text:p>
          </table:table-cell>
          <table:table-cell office:value-type="string">
            <text:p>LTC3736EUF</text:p>
          </table:table-cell>
        </table:table-row>
        <table:table-row table:style-name="ro1">
          <table:table-cell office:value-type="string">
            <text:p>149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REG_LIN_MSOP10_TPS51100_DDRTERM</text:p>
          </table:table-cell>
          <table:table-cell/>
          <table:table-cell office:value-type="string">
            <text:p>SOPT50X490-11T</text:p>
          </table:table-cell>
          <table:table-cell office:value-type="string">
            <text:p>TEXAS INSTRUMENTS</text:p>
          </table:table-cell>
          <table:table-cell office:value-type="string">
            <text:p>TI: TPS51100DGQG4</text:p>
          </table:table-cell>
          <table:table-cell office:value-type="string">
            <text:p>TPS51100</text:p>
          </table:table-cell>
        </table:table-row>
        <table:table-row table:style-name="ro1">
          <table:table-cell office:value-type="string">
            <text:p>150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REG_MOD_5PIN_POLA_-3R3V+_6W</text:p>
          </table:table-cell>
          <table:table-cell/>
          <table:table-cell office:value-type="string">
            <text:p>PTN04050A</text:p>
          </table:table-cell>
          <table:table-cell office:value-type="string">
            <text:p>TEXAS INSTRUMENTS</text:p>
          </table:table-cell>
          <table:table-cell office:value-type="string">
            <text:p>TI: PTN04050AAZ</text:p>
          </table:table-cell>
          <table:table-cell office:value-type="string">
            <text:p>PTN04050AAZ</text:p>
          </table:table-cell>
        </table:table-row>
        <table:table-row table:style-name="ro1">
          <table:table-cell office:value-type="string">
            <text:p>151</text:p>
          </table:table-cell>
          <table:table-cell office:value-type="string">
            <text:p>2</text:p>
          </table:table-cell>
          <table:table-cell office:value-type="string">
            <text:p>U5-6</text:p>
          </table:table-cell>
          <table:table-cell office:value-type="string">
            <text:p>REG_LIN_DFN8_MCP1726_ADJ</text:p>
          </table:table-cell>
          <table:table-cell/>
          <table:table-cell office:value-type="string">
            <text:p>DFN_PACK_8</text:p>
          </table:table-cell>
          <table:table-cell office:value-type="string">
            <text:p>MICROCHIP</text:p>
          </table:table-cell>
          <table:table-cell office:value-type="string">
            <text:p>MIP: MCP1726-ADJ2E/MF</text:p>
          </table:table-cell>
          <table:table-cell office:value-type="string">
            <text:p>MCP1726</text:p>
          </table:table-cell>
        </table:table-row>
        <table:table-row table:style-name="ro1">
          <table:table-cell office:value-type="string">
            <text:p>152</text:p>
          </table:table-cell>
          <table:table-cell office:value-type="string">
            <text:p>1</text:p>
          </table:table-cell>
          <table:table-cell office:value-type="string">
            <text:p>U7</text:p>
          </table:table-cell>
          <table:table-cell office:value-type="string">
            <text:p>REG_MOD_4PIN_POLA_5V+_12W</text:p>
          </table:table-cell>
          <table:table-cell/>
          <table:table-cell office:value-type="string">
            <text:p>PTN04050C</text:p>
          </table:table-cell>
          <table:table-cell office:value-type="string">
            <text:p>TEXAS INSTRUMENTS</text:p>
          </table:table-cell>
          <table:table-cell office:value-type="string">
            <text:p>TI: PTN04050CAZ</text:p>
          </table:table-cell>
          <table:table-cell office:value-type="string">
            <text:p>PTN04050CAZ</text:p>
          </table:table-cell>
        </table:table-row>
        <table:table-row table:style-name="ro1">
          <table:table-cell office:value-type="string">
            <text:p>153</text:p>
          </table:table-cell>
          <table:table-cell office:value-type="string">
            <text:p>1</text:p>
          </table:table-cell>
          <table:table-cell office:value-type="string">
            <text:p>U8</text:p>
          </table:table-cell>
          <table:table-cell office:value-type="string">
            <text:p>REG_MOD_10PIN_SIP_0R75V+_16A</text:p>
          </table:table-cell>
          <table:table-cell/>
          <table:table-cell office:value-type="string">
            <text:p>AXH016A0X3</text:p>
          </table:table-cell>
          <table:table-cell office:value-type="string">
            <text:p>TYCO ELECTRONICS</text:p>
          </table:table-cell>
          <table:table-cell office:value-type="string">
            <text:p>TYC: AXH016A0X3</text:p>
          </table:table-cell>
          <table:table-cell office:value-type="string">
            <text:p>AXH016A0X3</text:p>
          </table:table-cell>
        </table:table-row>
        <table:table-row table:style-name="ro1"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string">
            <text:p>U9</text:p>
          </table:table-cell>
          <table:table-cell office:value-type="string">
            <text:p>5VSX95T</text:p>
          </table:table-cell>
          <table:table-cell/>
          <table:table-cell office:value-type="string">
            <text:p>BGA1136C100P34X34_3500X3500X340</text:p>
          </table:table-cell>
          <table:table-cell office:value-type="string">
            <text:p>XILINX</text:p>
          </table:table-cell>
          <table:table-cell office:value-type="string">
            <text:p>XC5VSX95T</text:p>
          </table:table-cell>
          <table:table-cell/>
        </table:table-row>
        <table:table-row table:style-name="ro1">
          <table:table-cell office:value-type="string">
            <text:p>155</text:p>
          </table:table-cell>
          <table:table-cell office:value-type="string">
            <text:p>4</text:p>
          </table:table-cell>
          <table:table-cell office:value-type="string">
            <text:p>U10,U27,U48-49</text:p>
          </table:table-cell>
          <table:table-cell office:value-type="string">
            <text:p>TPS51100DGQ</text:p>
          </table:table-cell>
          <table:table-cell/>
          <table:table-cell office:value-type="string">
            <text:p>SOP50P490X110-11N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51100DGQ</text:p>
          </table:table-cell>
        </table:table-row>
        <table:table-row table:style-name="ro1">
          <table:table-cell office:value-type="string">
            <text:p>156</text:p>
          </table:table-cell>
          <table:table-cell office:value-type="string">
            <text:p>2</text:p>
          </table:table-cell>
          <table:table-cell office:value-type="string">
            <text:p>U11,U50</text:p>
          </table:table-cell>
          <table:table-cell office:value-type="string">
            <text:p>QDRIIP_X18_SA21_0</text:p>
          </table:table-cell>
          <table:table-cell office:value-type="string">
            <text:p>QDRII+ X18 CONFIGURATION</text:p>
          </table:table-cell>
          <table:table-cell office:value-type="string">
            <text:p>BGA165C100P11X15_1500X1700X140</text:p>
          </table:table-cell>
          <table:table-cell office:value-type="string">
            <text:p>SAMSUNG</text:p>
          </table:table-cell>
          <table:table-cell office:value-type="string">
            <text:p>K7S3218T4C-FC40</text:p>
          </table:table-cell>
          <table:table-cell/>
        </table:table-row>
        <table:table-row table:style-name="ro1">
          <table:table-cell office:value-type="string">
            <text:p>157</text:p>
          </table:table-cell>
          <table:table-cell office:value-type="string">
            <text:p>4</text:p>
          </table:table-cell>
          <table:table-cell office:value-type="string">
            <text:p>U12-13,U41-42</text:p>
          </table:table-cell>
          <table:table-cell office:value-type="string">
            <text:p>TPS2031</text:p>
          </table:table-cell>
          <table:table-cell/>
          <table:table-cell office:value-type="string">
            <text:p>SOIC127P600X175-8N</text:p>
          </table:table-cell>
          <table:table-cell office:value-type="string">
            <text:p>TEXAS INSTRUMENTS</text:p>
          </table:table-cell>
          <table:table-cell office:value-type="string">
            <text:p>TPS2031D</text:p>
          </table:table-cell>
          <table:table-cell/>
        </table:table-row>
        <table:table-row table:style-name="ro1">
          <table:table-cell office:value-type="string">
            <text:p>158</text:p>
          </table:table-cell>
          <table:table-cell office:value-type="string">
            <text:p>2</text:p>
          </table:table-cell>
          <table:table-cell office:value-type="string">
            <text:p>U14,U43</text:p>
          </table:table-cell>
          <table:table-cell office:value-type="string">
            <text:p>MAX9032AKA</text:p>
          </table:table-cell>
          <table:table-cell/>
          <table:table-cell office:value-type="string">
            <text:p>SOT80P330X140-8N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/>
        </table:table-row>
        <table:table-row table:style-name="ro1">
          <table:table-cell office:value-type="string">
            <text:p>159</text:p>
          </table:table-cell>
          <table:table-cell office:value-type="string">
            <text:p>2</text:p>
          </table:table-cell>
          <table:table-cell office:value-type="string">
            <text:p>U15,U44</text:p>
          </table:table-cell>
          <table:table-cell office:value-type="string">
            <text:p>MAX9032AKA</text:p>
          </table:table-cell>
          <table:table-cell/>
          <table:table-cell office:value-type="string">
            <text:p>SOT80P330X140-8M</text:p>
          </table:table-cell>
          <table:table-cell office:value-type="string">
            <text:p>MAXIM</text:p>
          </table:table-cell>
          <table:table-cell office:value-type="string">
            <text:p>MAX9032AKA</text:p>
          </table:table-cell>
          <table:table-cell/>
        </table:table-row>
        <table:table-row table:style-name="ro1">
          <table:table-cell office:value-type="string">
            <text:p>160</text:p>
          </table:table-cell>
          <table:table-cell office:value-type="string">
            <text:p>4</text:p>
          </table:table-cell>
          <table:table-cell office:value-type="string">
            <text:p>U16-17,U45-46</text:p>
          </table:table-cell>
          <table:table-cell office:value-type="string">
            <text:p>SN74AHC1G08DCKR</text:p>
          </table:table-cell>
          <table:table-cell/>
          <table:table-cell office:value-type="string">
            <text:p>SOT95P280X145-5N</text:p>
          </table:table-cell>
          <table:table-cell office:value-type="string">
            <text:p>TEXAS INSTRUMENTS</text:p>
          </table:table-cell>
          <table:table-cell office:value-type="string">
            <text:p>SN74AHC1G08DCKR</text:p>
          </table:table-cell>
          <table:table-cell/>
        </table:table-row>
        <table:table-row table:style-name="ro1">
          <table:table-cell office:value-type="string">
            <text:p>161</text:p>
          </table:table-cell>
          <table:table-cell office:value-type="string">
            <text:p>3</text:p>
          </table:table-cell>
          <table:table-cell office:value-type="string">
            <text:p>U18-20</text:p>
          </table:table-cell>
          <table:table-cell office:value-type="string">
            <text:p>TPS74X</text:p>
          </table:table-cell>
          <table:table-cell/>
          <table:table-cell office:value-type="string">
            <text:p>QFN65P500X500X100-21AL</text:p>
          </table:table-cell>
          <table:table-cell office:value-type="string">
            <text:p>TEXAS INSTRUMENTS</text:p>
          </table:table-cell>
          <table:table-cell table:number-columns-repeated="2" office:value-type="string">
            <text:p>TPS74401RGWT</text:p>
          </table:table-cell>
        </table:table-row>
        <table:table-row table:style-name="ro1">
          <table:table-cell office:value-type="string">
            <text:p>162</text:p>
          </table:table-cell>
          <table:table-cell office:value-type="string">
            <text:p>1</text:p>
          </table:table-cell>
          <table:table-cell office:value-type="string">
            <text:p>U21</text:p>
          </table:table-cell>
          <table:table-cell office:value-type="string">
            <text:p>IC_AND_SC70_SINGLE_74LVC1G08</text:p>
          </table:table-cell>
          <table:table-cell/>
          <table:table-cell office:value-type="string">
            <text:p>SOT65P210X110-5N</text:p>
          </table:table-cell>
          <table:table-cell office:value-type="string">
            <text:p>TEXAS INSTRUMENTS</text:p>
          </table:table-cell>
          <table:table-cell office:value-type="string">
            <text:p>TI: SN74LVC1G08DCKR</text:p>
          </table:table-cell>
          <table:table-cell office:value-type="string">
            <text:p>74LVC1G08</text:p>
          </table:table-cell>
        </table:table-row>
        <table:table-row table:style-name="ro1"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string">
            <text:p>U22</text:p>
          </table:table-cell>
          <table:table-cell office:value-type="string">
            <text:p>XC2C256</text:p>
          </table:table-cell>
          <table:table-cell/>
          <table:table-cell office:value-type="string">
            <text:p>QFP50P2200X2200X160-144N</text:p>
          </table:table-cell>
          <table:table-cell office:value-type="string">
            <text:p>XILINX</text:p>
          </table:table-cell>
          <table:table-cell office:value-type="string">
            <text:p>XC2C256_7VQ100C</text:p>
          </table:table-cell>
          <table:table-cell/>
        </table:table-row>
        <table:table-row table:style-name="ro1">
          <table:table-cell office:value-type="string">
            <text:p>164</text:p>
          </table:table-cell>
          <table:table-cell office:value-type="string">
            <text:p>2</text:p>
          </table:table-cell>
          <table:table-cell office:value-type="string">
            <text:p>U23,U47</text:p>
          </table:table-cell>
          <table:table-cell office:value-type="string">
            <text:p>NATSEMI_DP83865DVH</text:p>
          </table:table-cell>
          <table:table-cell/>
          <table:table-cell office:value-type="string">
            <text:p>QFP50P1720X2320X290-128N</text:p>
          </table:table-cell>
          <table:table-cell office:value-type="string">
            <text:p>NATIONAL</text:p>
          </table:table-cell>
          <table:table-cell office:value-type="string">
            <text:p>DP83865DVH</text:p>
          </table:table-cell>
          <table:table-cell/>
        </table:table-row>
        <table:table-row table:style-name="ro1">
          <table:table-cell office:value-type="string">
            <text:p>165</text:p>
          </table:table-cell>
          <table:table-cell office:value-type="string">
            <text:p>1</text:p>
          </table:table-cell>
          <table:table-cell office:value-type="string">
            <text:p>U24</text:p>
          </table:table-cell>
          <table:table-cell office:value-type="string">
            <text:p>IC_CLKGEN_SOIC8_0211P21</text:p>
          </table:table-cell>
          <table:table-cell/>
          <table:table-cell office:value-type="string">
            <text:p>SOIC127P602X173-8N</text:p>
          </table:table-cell>
          <table:table-cell office:value-type="string">
            <text:p>CYPRESS</text:p>
          </table:table-cell>
          <table:table-cell office:value-type="string">
            <text:p>CYP: CY22381FXI_0211P2</text:p>
          </table:table-cell>
          <table:table-cell office:value-type="string">
            <text:p>CY22381FX_0211</text:p>
          </table:table-cell>
        </table:table-row>
        <table:table-row table:style-name="ro1">
          <table:table-cell office:value-type="string">
            <text:p>166</text:p>
          </table:table-cell>
          <table:table-cell office:value-type="string">
            <text:p>1</text:p>
          </table:table-cell>
          <table:table-cell office:value-type="string">
            <text:p>U25</text:p>
          </table:table-cell>
          <table:table-cell office:value-type="string">
            <text:p>IC_RSTVM_SOT235_2774_THR2R93V</text:p>
          </table:table-cell>
          <table:table-cell/>
          <table:table-cell office:value-type="string">
            <text:p>SOT95P280X145-5N</text:p>
          </table:table-cell>
          <table:table-cell/>
          <table:table-cell office:value-type="string">
            <text:p>MIC2774N-29YMS</text:p>
          </table:table-cell>
          <table:table-cell office:value-type="string">
            <text:p>MIC2774N-29</text:p>
          </table:table-cell>
        </table:table-row>
        <table:table-row table:style-name="ro1">
          <table:table-cell office:value-type="string">
            <text:p>167</text:p>
          </table:table-cell>
          <table:table-cell office:value-type="string">
            <text:p>1</text:p>
          </table:table-cell>
          <table:table-cell office:value-type="string">
            <text:p>U26</text:p>
          </table:table-cell>
          <table:table-cell office:value-type="string">
            <text:p>IC_CLKGEN_TSSOP16_0211P10</text:p>
          </table:table-cell>
          <table:table-cell/>
          <table:table-cell office:value-type="string">
            <text:p>SOP65P640X110-16N</text:p>
          </table:table-cell>
          <table:table-cell/>
          <table:table-cell office:value-type="string">
            <text:p>NA</text:p>
          </table:table-cell>
          <table:table-cell office:value-type="string">
            <text:p>CY2292FZX_0211</text:p>
          </table:table-cell>
        </table:table-row>
        <table:table-row table:style-name="ro1">
          <table:table-cell office:value-type="string">
            <text:p>168</text:p>
          </table:table-cell>
          <table:table-cell office:value-type="string">
            <text:p>3</text:p>
          </table:table-cell>
          <table:table-cell office:value-type="string">
            <text:p>U28-30</text:p>
          </table:table-cell>
          <table:table-cell office:value-type="string">
            <text:p>MEMEE_512MBX8_DBGA8_100KHZ_I2C</text:p>
          </table:table-cell>
          <table:table-cell/>
          <table:table-cell office:value-type="string">
            <text:p>BGA8C50X100P4X2_200X150X91_NUM</text:p>
          </table:table-cell>
          <table:table-cell office:value-type="string">
            <text:p>ATMEL</text:p>
          </table:table-cell>
          <table:table-cell office:value-type="string">
            <text:p>ATM: AT24C04U3-10UU-1.8</text:p>
          </table:table-cell>
          <table:table-cell office:value-type="string">
            <text:p>AT24C04</text:p>
          </table:table-cell>
        </table:table-row>
        <table:table-row table:style-name="ro1"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string">
            <text:p>U31</text:p>
          </table:table-cell>
          <table:table-cell office:value-type="string">
            <text:p>IC_TEMP_SOT23-6_I2C_AD7414-0</text:p>
          </table:table-cell>
          <table:table-cell/>
          <table:table-cell office:value-type="string">
            <text:p>SOT95P284X145-6N</text:p>
          </table:table-cell>
          <table:table-cell/>
          <table:table-cell office:value-type="string">
            <text:p>ANA: AD7414ARTZ-0</text:p>
          </table:table-cell>
          <table:table-cell office:value-type="string">
            <text:p>AD7414-0</text:p>
          </table:table-cell>
        </table:table-row>
        <table:table-row table:style-name="ro1">
          <table:table-cell office:value-type="string">
            <text:p>170</text:p>
          </table:table-cell>
          <table:table-cell office:value-type="string">
            <text:p>1</text:p>
          </table:table-cell>
          <table:table-cell office:value-type="string">
            <text:p>U32</text:p>
          </table:table-cell>
          <table:table-cell office:value-type="string">
            <text:p>MEMF_512MBX16_BGA64_MBIT_110NS</text:p>
          </table:table-cell>
          <table:table-cell/>
          <table:table-cell office:value-type="string">
            <text:p>BGA64C100P8X8_1100X1300X140</text:p>
          </table:table-cell>
          <table:table-cell office:value-type="string">
            <text:p>SPANSION</text:p>
          </table:table-cell>
          <table:table-cell office:value-type="string">
            <text:p>SPA: S29GL512N11FFI010</text:p>
          </table:table-cell>
          <table:table-cell office:value-type="string">
            <text:p>32MX16 MIRROR BIT</text:p>
          </table:table-cell>
        </table:table-row>
        <table:table-row table:style-name="ro1">
          <table:table-cell office:value-type="string">
            <text:p>171</text:p>
          </table:table-cell>
          <table:table-cell office:value-type="string">
            <text:p>2</text:p>
          </table:table-cell>
          <table:table-cell office:value-type="string">
            <text:p>U33-34</text:p>
          </table:table-cell>
          <table:table-cell office:value-type="string">
            <text:p>IC_RS232_SSOP20_3225_E3-5V</text:p>
          </table:table-cell>
          <table:table-cell/>
          <table:table-cell office:value-type="string">
            <text:p>SOP65P778X200-20N</text:p>
          </table:table-cell>
          <table:table-cell office:value-type="string">
            <text:p>INTERSIL</text:p>
          </table:table-cell>
          <table:table-cell office:value-type="string">
            <text:p>INS: ICL3225EIAZ</text:p>
          </table:table-cell>
          <table:table-cell office:value-type="string">
            <text:p>ICL3225ECA</text:p>
          </table:table-cell>
        </table:table-row>
        <table:table-row table:style-name="ro1">
          <table:table-cell office:value-type="string">
            <text:p>172</text:p>
          </table:table-cell>
          <table:table-cell office:value-type="string">
            <text:p>6</text:p>
          </table:table-cell>
          <table:table-cell office:value-type="string">
            <text:p>U35-40</text:p>
          </table:table-cell>
          <table:table-cell office:value-type="string">
            <text:p>IC_ANSW_ZDFN6_SPDT_XXX3157</text:p>
          </table:table-cell>
          <table:table-cell/>
          <table:table-cell office:value-type="string">
            <text:p>TDFN_ZA-6</text:p>
          </table:table-cell>
          <table:table-cell office:value-type="string">
            <text:p>PERICOM</text:p>
          </table:table-cell>
          <table:table-cell office:value-type="string">
            <text:p>PER: PI5A3157ZAEX</text:p>
          </table:table-cell>
          <table:table-cell office:value-type="string">
            <text:p>PI5A3157</text:p>
          </table:table-cell>
        </table:table-row>
        <table:table-row table:style-name="ro1">
          <table:table-cell office:value-type="string">
            <text:p>173</text:p>
          </table:table-cell>
          <table:table-cell office:value-type="string">
            <text:p>2</text:p>
          </table:table-cell>
          <table:table-cell office:value-type="string">
            <text:p>VR1-2</text:p>
          </table:table-cell>
          <table:table-cell office:value-type="string">
            <text:p>VAR_5R5V_0603_30A</text:p>
          </table:table-cell>
          <table:table-cell/>
          <table:table-cell office:value-type="string">
            <text:p>VARC1608X90N</text:p>
          </table:table-cell>
          <table:table-cell office:value-type="string">
            <text:p>LITTELFUSE</text:p>
          </table:table-cell>
          <table:table-cell office:value-type="string">
            <text:p>LIF: V5.5MLA0603XXX</text:p>
          </table:table-cell>
          <table:table-cell office:value-type="string">
            <text:p>5.5V 20A</text:p>
          </table:table-cell>
        </table:table-row>
        <table:table-row table:style-name="ro1">
          <table:table-cell office:value-type="string">
            <text:p>174</text:p>
          </table:table-cell>
          <table:table-cell office:value-type="string">
            <text:p>2</text:p>
          </table:table-cell>
          <table:table-cell office:value-type="string">
            <text:p>X1-2</text:p>
          </table:table-cell>
          <table:table-cell office:value-type="string">
            <text:p>SMDCLK</text:p>
          </table:table-cell>
          <table:table-cell/>
          <table:table-cell office:value-type="string">
            <text:p>OSCSC254P525X720X180-6N</text:p>
          </table:table-cell>
          <table:table-cell office:value-type="string">
            <text:p>CRYSTEK</text:p>
          </table:table-cell>
          <table:table-cell office:value-type="string">
            <text:p>CCLD-023-25-156.250</text:p>
          </table:table-cell>
          <table:table-cell office:value-type="string">
            <text:p>156.25MHZ</text:p>
          </table:table-cell>
        </table:table-row>
        <table:table-row table:style-name="ro1">
          <table:table-cell office:value-type="string">
            <text:p>175</text:p>
          </table:table-cell>
          <table:table-cell office:value-type="string">
            <text:p>1</text:p>
          </table:table-cell>
          <table:table-cell office:value-type="string">
            <text:p>Y1</text:p>
          </table:table-cell>
          <table:table-cell office:value-type="string">
            <text:p>XTAL_12R00MHZ_SMT6X3_18PF_50PPM</text:p>
          </table:table-cell>
          <table:table-cell/>
          <table:table-cell office:value-type="string">
            <text:p>FX532A</text:p>
          </table:table-cell>
          <table:table-cell office:value-type="string">
            <text:p>CITIZEN</text:p>
          </table:table-cell>
          <table:table-cell office:value-type="string">
            <text:p>CIT: CS10-12.000MAGJ-UT</text:p>
          </table:table-cell>
          <table:table-cell office:value-type="string">
            <text:p>12.00 MHZ</text:p>
          </table:table-cell>
        </table:table-row>
        <table:table-row table:style-name="ro1">
          <table:table-cell office:value-type="string">
            <text:p>176</text:p>
          </table:table-cell>
          <table:table-cell office:value-type="string">
            <text:p>1</text:p>
          </table:table-cell>
          <table:table-cell office:value-type="string">
            <text:p>Y2</text:p>
          </table:table-cell>
          <table:table-cell office:value-type="string">
            <text:p>XTAL_22R1184MHZ_SMT6X3_18PF_50P</text:p>
          </table:table-cell>
          <table:table-cell/>
          <table:table-cell office:value-type="string">
            <text:p>FX532A</text:p>
          </table:table-cell>
          <table:table-cell office:value-type="string">
            <text:p>CITIZEN</text:p>
          </table:table-cell>
          <table:table-cell office:value-type="string">
            <text:p>CIT: CS10-22.1184MAGJ-UT</text:p>
          </table:table-cell>
          <table:table-cell office:value-type="string">
            <text:p>22.1184MHZ</text:p>
          </table:table-cell>
        </table:table-row>
        <table:table-row table:style-name="ro5" table:number-rows-repeated="65358">
          <table:table-cell table:number-columns-repeated="9"/>
        </table:table-row>
        <table:table-row table:style-name="ro5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ZA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5">2007/09/25</text:date>, <text:time>14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9-25T14:25:36</meta:creation-date>
    <dc:creator>Francois Kapp</dc:creator>
    <dc:date>2007-09-25T14:26:13</dc:date>
    <dc:language>en-ZA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404"/>
  </office:meta>
</office:document-meta>
</file>